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Default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7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9" style:family="presentation" style:parent-style-name="Default_20_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10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r11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12" style:family="presentation" style:parent-style-name="Default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353cm" fo:margin-bottom="0.353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'Titillium Web'" fo:font-size="14pt" fo:letter-spacing="normal" fo:font-style="normal" style:text-underline-style="none" fo:font-weight="bold" style:font-family-asian="'Titillium Web'" style:font-size-asian="14pt" style:font-style-asian="normal" style:font-weight-asian="bold" style:font-family-complex="'Titillium Web'" style:font-size-complex="14pt" style:font-style-complex="normal" style:font-weight-complex="bold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'Dosis Light'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T9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Arial" style:font-family-generic="swiss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Arial" style:font-family-generic="swis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efefd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Ø">
        <style:list-level-properties text:space-before="0.001cm" text:min-label-width="0.793cm"/>
        <style:text-properties fo:font-family="Wingdings" fo:color="#fefef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Ø">
        <style:list-level-properties text:space-before="0.001cm" text:min-label-width="0.793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793cm"/>
        <style:text-properties fo:font-family="Arial" style:font-family-generic="swiss" fo:color="#80bfb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Arial" style:font-family-generic="swiss" fo:color="#fefef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draw:name="Shape 3836" presentation:style-name="pr1" draw:text-style-name="P2" draw:layer="layout" svg:width="14.99cm" svg:height="3.221cm" svg:x="2.079cm" svg:y="2.014cm" presentation:class="title" presentation:user-transformed="true">
          <draw:text-box>
            <text:p text:style-name="P1"><text:span text:style-name="T1">MY DAY</text:span><text:span text:style-name="T1"><text:line-break/></text:span><text:span text:style-name="T1"><text:line-break/></text:span><text:span text:style-name="T1"><text:line-break/></text:span><text:span text:style-name="T2">Shahriar Hasan Anik (170042002)</text:span><text:span text:style-name="T2"><text:line-break/></text:span><text:span text:style-name="T2">Riyad-E-Al Muhafiz (170042036)</text:span><text:span text:style-name="T2"><text:line-break/></text:span><text:span text:style-name="T2">Shadid Intisar Quasem (170042059)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custom-shape draw:name="TextBox 1" draw:style-name="gr1" draw:text-style-name="P2" draw:layer="layout" svg:width="2.583cm" svg:height="1.013cm" svg:x="0.176cm" svg:y="13.20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</anim:par>
        <presentation:notes draw:style-name="dp2">
          <draw:page-thumbnail draw:name="Shape 3833" draw:style-name="gr2" draw:layer="layout" svg:width="16.932cm" svg:height="9.524cm" svg:x="1.058cm" svg:y="1.905cm" draw:page-number="1" presentation:class="page"/>
          <draw:frame draw:name="Shape 3834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OVERVIEW" draw:style-name="dp1" draw:master-page-name="Default_20_1" presentation:presentation-page-layout-name="AL2T3" xml:id="id2" draw:id="id2">
        <draw:frame draw:name="Shape 3841" presentation:style-name="pr3" draw:text-style-name="P2" draw:layer="layout" svg:width="18.78cm" svg:height="2.381cm" svg:x="1.995cm" svg:y="2.054cm" presentation:class="title" presentation:user-transformed="true">
          <draw:text-box>
            <text:p text:style-name="P1"><text:span text:style-name="T3">OVERVIEW</text:span></text:p>
          </draw:text-box>
        </draw:frame>
        <draw:frame draw:name="Shape 3843" presentation:style-name="pr4" draw:text-style-name="P2" draw:layer="layout" svg:width="17.072cm" svg:height="7.582cm" svg:x="1.995cm" svg:y="4.896cm" presentation:class="outline" presentation:user-transformed="true">
          <draw:text-box>
            <text:p text:style-name="P1"><text:span text:style-name="T3">In our daily life we use many applications:</text:span></text:p>
            <text:p><text:span text:style-name="T3">To-do lists</text:span></text:p>
            <text:p><text:span text:style-name="T3">Weather</text:span></text:p>
            <text:p><text:span text:style-name="T3">News</text:span></text:p>
            <text:p text:style-name="P1"><text:span text:style-name="T3">But need separate apps</text:span></text:p>
            <text:p text:style-name="P1"><text:span text:style-name="T3">How about a one single app for your daily needs?</text:span></text:p>
            <text:p text:style-name="P1"><text:span text:style-name="T3"/></text:p>
            <text:p text:style-name="P1"><text:span text:style-name="T3"/></text:p>
            <text:p text:style-name="P4"><text:span text:style-name="T4"/></text:p>
          </draw:text-box>
        </draw:frame>
        <draw:frame draw:name="Shape 3844" presentation:style-name="pr4" draw:text-style-name="P2" draw:layer="layout" svg:width="18.78cm" svg:height="3.169cm" svg:x="1.995cm" svg:y="10.85cm" presentation:class="outline" presentation:user-transformed="true">
          <draw:text-box>
            <text:p text:style-name="P5"><text:span text:style-name="T5"/></text:p>
            <text:p text:style-name="P6"><text:span text:style-name="T5"/></text:p>
          </draw:text-box>
        </draw:frame>
        <draw:frame draw:name="Shape 3845" presentation:style-name="pr5" draw:text-style-name="P8" draw:layer="layout" svg:width="1.523cm" svg:height="1.092cm" svg:x="0.254cm" svg:y="13.112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3s" smil:type="fade" smil:subtype="crossfade"/>
          </anim:par>
        </anim:par>
        <presentation:notes draw:style-name="dp2">
          <draw:page-thumbnail draw:name="Shape 3838" draw:style-name="gr2" draw:layer="layout" svg:width="16.932cm" svg:height="9.524cm" svg:x="1.058cm" svg:y="1.905cm" draw:page-number="2" presentation:class="page"/>
          <draw:frame draw:name="Shape 3839" presentation:style-name="pr6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0" xml:id="id3" draw:id="id3">
        <draw:frame draw:name="Shape 3870" presentation:style-name="pr7" draw:text-style-name="P2" draw:layer="layout" svg:width="14.99cm" svg:height="2.394cm" svg:x="0.761cm" svg:y="0.889cm" presentation:class="title" presentation:user-transformed="true">
          <draw:text-box>
            <text:p text:style-name="P1"><text:span text:style-name="T1">TECHNOLOGY USED</text:span></text:p>
          </draw:text-box>
        </draw:frame>
        <draw:frame draw:name="Shape 3872" presentation:style-name="pr8" draw:text-style-name="P8" draw:layer="layout" svg:width="1.52cm" svg:height="1.093cm" svg:x="0.233cm" svg:y="13.11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custom-shape draw:name="Text Box 9" draw:style-name="gr3" draw:text-style-name="P2" draw:layer="layout" svg:width="5.893cm" svg:height="3.211cm" svg:x="3.105cm" svg:y="4.023cm">
          <text:list text:style-name="L12">
            <text:list-item>
              <text:p text:style-name="P3"><text:span text:style-name="T3">Android Studio</text:span></text:p>
            </text:list-item>
            <text:list-item>
              <text:p text:style-name="P3"><text:span text:style-name="T3">New Yorks Time API </text:span></text:p>
            </text:list-item>
            <text:list-item>
              <text:p text:style-name="P3"><text:span text:style-name="T3">Open Weather Map </text:span></text:p>
            </text:list-item>
            <text:list-item>
              <text:p text:style-name="P3"><text:span text:style-name="T3">Sqlite </text:span></text:p>
            </text:list-item>
            <text:list-item>
              <text:p text:style-name="P3"><text:span text:style-name="T3">Java Language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3s" smil:type="fade" smil:subtype="crossfade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3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hallenge faced" draw:style-name="dp1" draw:master-page-name="Default_20_2" presentation:presentation-page-layout-name="AL3T1" xml:id="id4" draw:id="id4">
        <draw:frame draw:name="Shape 3870" presentation:style-name="pr9" draw:text-style-name="P2" draw:layer="layout" svg:width="18.78cm" svg:height="2.381cm" svg:x="1.778cm" svg:y="0.233cm" presentation:class="title" presentation:user-transformed="true">
          <draw:text-box>
            <text:p text:style-name="P1"><text:span text:style-name="T3">Challenge faced</text:span></text:p>
          </draw:text-box>
        </draw:frame>
        <draw:frame draw:name="Shape 3872" presentation:style-name="pr10" draw:text-style-name="P8" draw:layer="layout" svg:width="1.523cm" svg:height="1.126cm" svg:x="0.254cm" svg:y="13.005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custom-shape draw:name="TextBox 1" draw:style-name="gr1" draw:text-style-name="P2" draw:layer="layout" svg:width="8.91cm" svg:height="1.435cm" svg:x="0.837cm" svg:y="3.633cm">
          <text:p text:style-name="P3"><text:span text:style-name="T7"/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name="Text Box 2" draw:style-name="gr3" draw:text-style-name="P2" draw:layer="layout" svg:width="8.446cm" svg:height="2.027cm" svg:x="2.22cm" svg:y="4.096cm">
          <text:list text:style-name="L14">
            <text:list-item>
              <text:p text:style-name="P3"><text:span text:style-name="T3">Program Crashed while Running</text:span></text:p>
            </text:list-item>
            <text:list-item>
              <text:p text:style-name="P3"><text:span text:style-name="T3">Creating Account for API</text:span></text:p>
            </text:list-item>
            <text:list-item>
              <text:p text:style-name="P3"><text:span text:style-name="T3">Working with SQLite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4.begin">
            <anim:transitionFilter smil:dur="3s" smil:type="fade" smil:subtype="crossfade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4" presentation:class="page"/>
          <draw:frame draw:name="Shape 3868" presentation:style-name="pr1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 xml:id="id5" draw:id="id5">
        <draw:frame draw:name="Shape 3870" presentation:style-name="pr7" draw:text-style-name="P2" draw:layer="layout" svg:width="15.001cm" svg:height="1.828cm" svg:x="1.381cm" svg:y="1.73cm" presentation:class="title" presentation:user-transformed="true">
          <draw:text-box>
            <text:p text:style-name="P1"><text:span text:style-name="T8">Challenge Overcome</text:span></text:p>
          </draw:text-box>
        </draw:frame>
        <draw:frame draw:name="Shape 3872" presentation:style-name="pr8" draw:text-style-name="P8" draw:layer="layout" svg:width="1.52cm" svg:height="1.093cm" svg:x="0.395cm" svg:y="13.00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custom-shape draw:name="Text Box 3" draw:style-name="gr3" draw:text-style-name="P2" draw:layer="layout" svg:width="13.556cm" svg:height="2.027cm" svg:x="1.843cm" svg:y="4.454cm">
          <text:list text:style-name="L12">
            <text:list-item>
              <text:p text:style-name="P3"><text:span text:style-name="T3">Google the errors</text:span></text:p>
            </text:list-item>
            <text:list-item>
              <text:p text:style-name="P3"><text:span text:style-name="T3">Importing necessary library and tools for crash issue</text:span></text:p>
            </text:list-item>
            <text:list-item>
              <text:p text:style-name="P3"><text:span text:style-name="T3">Watching tutorial to overcome SQLite and API problems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5.begin">
            <anim:transitionFilter smil:dur="3s" smil:type="fade" smil:subtype="crossfade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5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0" xml:id="id6" draw:id="id6">
        <draw:frame draw:name="Shape 3870" presentation:style-name="pr7" draw:text-style-name="P2" draw:layer="layout" svg:width="11.05cm" svg:height="1.828cm" svg:x="1.38cm" svg:y="1.73cm" presentation:class="title" presentation:user-transformed="true">
          <draw:text-box>
            <text:p text:style-name="P1"><text:span text:style-name="T8">Plan</text:span></text:p>
          </draw:text-box>
        </draw:frame>
        <draw:frame draw:name="Shape 3872" presentation:style-name="pr8" draw:text-style-name="P8" draw:layer="layout" svg:width="1.52cm" svg:height="1.093cm" svg:x="0.395cm" svg:y="13.003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custom-shape draw:name="TextBox 1" draw:style-name="gr1" draw:text-style-name="P2" draw:layer="layout" svg:width="8.227cm" svg:height="3.803cm" svg:x="1.037cm" svg:y="4.927cm">
          <text:list text:style-name="L15">
            <text:list-item>
              <text:p text:style-name="P3"><text:span text:style-name="T3">Create Weather App</text:span></text:p>
            </text:list-item>
            <text:list-item>
              <text:p text:style-name="P3"><text:span text:style-name="T3">Create Rss Feeder</text:span></text:p>
            </text:list-item>
            <text:list-item>
              <text:p text:style-name="P3"><text:span text:style-name="T3">Create To-Do List</text:span></text:p>
            </text:list-item>
            <text:list-item>
              <text:p text:style-name="P3"><text:span text:style-name="T3">Merging 3 in a Single App</text:span></text:p>
            </text:list-item>
          </text:list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6.begin">
            <anim:transitionFilter smil:dur="3s" smil:type="fade" smil:subtype="crossfade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6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Future Plan" draw:style-name="dp1" draw:master-page-name="Default_20_2" presentation:presentation-page-layout-name="AL3T1" xml:id="id7" draw:id="id7">
        <draw:frame draw:name="Shape 3870" presentation:style-name="pr9" draw:text-style-name="P2" draw:layer="layout" svg:width="18.78cm" svg:height="2.381cm" svg:x="1.778cm" svg:y="0.233cm" presentation:class="title" presentation:user-transformed="true">
          <draw:text-box>
            <text:p text:style-name="P1"><text:span text:style-name="T3">Future Plan</text:span></text:p>
          </draw:text-box>
        </draw:frame>
        <draw:frame draw:name="Shape 3872" presentation:style-name="pr10" draw:text-style-name="P8" draw:layer="layout" svg:width="1.523cm" svg:height="1.092cm" svg:x="0.254cm" svg:y="13.112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custom-shape draw:name="Text Box 2" draw:style-name="gr3" draw:text-style-name="P2" draw:layer="layout" svg:width="9.631cm" svg:height="2.027cm" svg:x="2.197cm" svg:y="3.736cm">
          <text:list text:style-name="L14">
            <text:list-item>
              <text:p text:style-name="P3"><text:span text:style-name="T3">Add new features in each Application</text:span></text:p>
            </text:list-item>
            <text:list-item>
              <text:p text:style-name="P3"><text:span text:style-name="T3">Run All the Application at a same time</text:span></text:p>
            </text:list-item>
            <text:list-item>
              <text:p text:style-name="P3"><text:span text:style-name="T3">Making the design more attractive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hape 3867" draw:style-name="gr2" draw:layer="layout" svg:width="16.932cm" svg:height="9.524cm" svg:x="1.058cm" svg:y="1.905cm" draw:page-number="7" presentation:class="page"/>
          <draw:frame draw:name="Shape 3868" presentation:style-name="pr1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1T0" xml:id="id8" draw:id="id8">
        <draw:frame draw:name="Shape 3872" presentation:style-name="pr8" draw:text-style-name="P8" draw:layer="layout" svg:width="1.52cm" svg:height="1.093cm" svg:x="0cm" svg:y="13.11cm" presentation:class="page-number" presentation:user-transformed="true">
          <draw:text-box>
            <text:p text:style-name="P7"><text:span text:style-name="T2"><text:page-number>&lt;number&gt;</text:page-number></text:span></text:p>
          </draw:text-box>
        </draw:frame>
        <draw:frame draw:name="Title 2" presentation:style-name="pr12" draw:text-style-name="P2" draw:layer="layout" svg:width="8.196cm" svg:height="1.983cm" svg:x="5.299cm" svg:y="6.152cm" presentation:class="title" presentation:user-transformed="true">
          <draw:text-box>
            <text:p text:style-name="P1"><text:span text:style-name="T9"><text:s text:c="4"/></text:span><text:span text:style-name="T9">Demonstration...</text:span></text:p>
          </draw:text-box>
        </draw:frame>
        <anim:par smil:dur="indefinite" smil:restart="never" presentation:node-type="timing-root">
          <anim:par smil:begin="id8.begin">
            <anim:transitionFilter smil:dur="3s" smil:type="pushWipe" smil:subtype="combHorizontal"/>
          </anim:par>
        </anim:par>
        <presentation:notes draw:style-name="dp2">
          <draw:page-thumbnail draw:name="Shape 3867" draw:style-name="gr2" draw:layer="layout" svg:width="16.932cm" svg:height="9.524cm" svg:x="1.058cm" svg:y="1.905cm" draw:page-number="8" presentation:class="page"/>
          <draw:frame draw:name="Shape 3868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3b5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3b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d3ebd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0bfb7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b87a1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0" style:family="presentation" style:parent-style-name="Default_20_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60pt" fo:letter-spacing="normal" fo:font-style="normal" style:text-underline-style="none" fo:font-weight="normal" style:font-family-asian="Ari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0bf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▪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Shape 10" presentation:style-name="Mpr1" draw:text-style-name="MP4" draw:layer="backgroundobjects" svg:width="14.99cm" svg:height="3.221cm" svg:x="2.117cm" svg:y="1.935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g draw:name="Shape 11">
        <draw:custom-shape draw:name="Shape 12" draw:style-name="Mgr3" draw:text-style-name="MP4" draw:layer="layout" svg:width="0.326cm" svg:height="0.326cm" svg:x="24.182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3" draw:style-name="Mgr3" draw:text-style-name="MP4" draw:layer="layout" svg:width="0.326cm" svg:height="0.326cm" svg:x="24.182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4" draw:style-name="Mgr3" draw:text-style-name="MP4" draw:layer="layout" svg:width="0.326cm" svg:height="0.326cm" svg:x="24.182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5" draw:style-name="Mgr3" draw:text-style-name="MP4" draw:layer="layout" svg:width="0.326cm" svg:height="0.326cm" svg:x="24.182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" draw:style-name="Mgr3" draw:text-style-name="MP4" draw:layer="layout" svg:width="0.326cm" svg:height="0.326cm" svg:x="24.182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" draw:style-name="Mgr3" draw:text-style-name="MP4" draw:layer="layout" svg:width="0.326cm" svg:height="0.326cm" svg:x="24.182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" draw:style-name="Mgr3" draw:text-style-name="MP4" draw:layer="layout" svg:width="0.326cm" svg:height="0.326cm" svg:x="24.182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" draw:style-name="Mgr3" draw:text-style-name="MP4" draw:layer="layout" svg:width="0.326cm" svg:height="0.326cm" svg:x="24.182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" draw:style-name="Mgr3" draw:text-style-name="MP4" draw:layer="layout" svg:width="0.326cm" svg:height="0.326cm" svg:x="24.182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" draw:style-name="Mgr3" draw:text-style-name="MP4" draw:layer="layout" svg:width="0.326cm" svg:height="0.326cm" svg:x="24.182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2" draw:style-name="Mgr3" draw:text-style-name="MP4" draw:layer="layout" svg:width="0.326cm" svg:height="0.326cm" svg:x="24.182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3" draw:style-name="Mgr3" draw:text-style-name="MP4" draw:layer="layout" svg:width="0.326cm" svg:height="0.326cm" svg:x="24.182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4" draw:style-name="Mgr3" draw:text-style-name="MP4" draw:layer="layout" svg:width="0.326cm" svg:height="0.326cm" svg:x="24.182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5" draw:style-name="Mgr3" draw:text-style-name="MP4" draw:layer="layout" svg:width="0.326cm" svg:height="0.326cm" svg:x="24.182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6" draw:style-name="Mgr3" draw:text-style-name="MP4" draw:layer="layout" svg:width="0.326cm" svg:height="0.326cm" svg:x="24.182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7" draw:style-name="Mgr3" draw:text-style-name="MP4" draw:layer="layout" svg:width="0.326cm" svg:height="0.326cm" svg:x="24.182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8" draw:style-name="Mgr3" draw:text-style-name="MP4" draw:layer="layout" svg:width="0.326cm" svg:height="0.326cm" svg:x="24.182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" draw:style-name="Mgr3" draw:text-style-name="MP4" draw:layer="layout" svg:width="0.326cm" svg:height="0.326cm" svg:x="24.182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" draw:style-name="Mgr3" draw:text-style-name="MP4" draw:layer="layout" svg:width="0.326cm" svg:height="0.326cm" svg:x="24.182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1" draw:style-name="Mgr3" draw:text-style-name="MP4" draw:layer="layout" svg:width="0.326cm" svg:height="0.326cm" svg:x="24.182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2" draw:style-name="Mgr3" draw:text-style-name="MP4" draw:layer="layout" svg:width="0.326cm" svg:height="0.326cm" svg:x="24.182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3" draw:style-name="Mgr3" draw:text-style-name="MP4" draw:layer="layout" svg:width="0.326cm" svg:height="0.326cm" svg:x="24.182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" draw:style-name="Mgr3" draw:text-style-name="MP4" draw:layer="layout" svg:width="0.326cm" svg:height="0.326cm" svg:x="24.182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" draw:style-name="Mgr3" draw:text-style-name="MP4" draw:layer="layout" svg:width="0.326cm" svg:height="0.326cm" svg:x="24.182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6" draw:style-name="Mgr3" draw:text-style-name="MP4" draw:layer="layout" svg:width="0.326cm" svg:height="0.326cm" svg:x="24.182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7" draw:style-name="Mgr3" draw:text-style-name="MP4" draw:layer="layout" svg:width="0.326cm" svg:height="0.326cm" svg:x="24.182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8" draw:style-name="Mgr3" draw:text-style-name="MP4" draw:layer="layout" svg:width="0.326cm" svg:height="0.326cm" svg:x="24.182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9" draw:style-name="Mgr3" draw:text-style-name="MP4" draw:layer="layout" svg:width="0.326cm" svg:height="0.326cm" svg:x="24.182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0" draw:style-name="Mgr3" draw:text-style-name="MP4" draw:layer="layout" svg:width="0.326cm" svg:height="0.326cm" svg:x="24.182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" draw:style-name="Mgr3" draw:text-style-name="MP4" draw:layer="layout" svg:width="0.326cm" svg:height="0.326cm" svg:x="24.182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" draw:style-name="Mgr3" draw:text-style-name="MP4" draw:layer="layout" svg:width="0.326cm" svg:height="0.326cm" svg:x="24.182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" draw:style-name="Mgr3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" draw:style-name="Mgr3" draw:text-style-name="MP4" draw:layer="layout" svg:width="0.326cm" svg:height="0.326cm" svg:x="24.182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5" draw:style-name="Mgr3" draw:text-style-name="MP4" draw:layer="layout" svg:width="0.326cm" svg:height="0.326cm" svg:x="24.182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6" draw:style-name="Mgr3" draw:text-style-name="MP4" draw:layer="layout" svg:width="0.326cm" svg:height="0.326cm" svg:x="24.182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7" draw:style-name="Mgr3" draw:text-style-name="MP4" draw:layer="layout" svg:width="0.326cm" svg:height="0.326cm" svg:x="24.587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8" draw:style-name="Mgr3" draw:text-style-name="MP4" draw:layer="layout" svg:width="0.326cm" svg:height="0.326cm" svg:x="24.587cm" svg:y="0.891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9" draw:style-name="Mgr3" draw:text-style-name="MP4" draw:layer="layout" svg:width="0.326cm" svg:height="0.326cm" svg:x="24.587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0" draw:style-name="Mgr3" draw:text-style-name="MP4" draw:layer="layout" svg:width="0.326cm" svg:height="0.326cm" svg:x="24.587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1" draw:style-name="Mgr3" draw:text-style-name="MP4" draw:layer="layout" svg:width="0.326cm" svg:height="0.326cm" svg:x="24.587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52" draw:style-name="Mgr3" draw:text-style-name="MP4" draw:layer="layout" svg:width="0.326cm" svg:height="0.326cm" svg:x="24.587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53" draw:style-name="Mgr3" draw:text-style-name="MP4" draw:layer="layout" svg:width="0.326cm" svg:height="0.326cm" svg:x="24.587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4" draw:style-name="Mgr3" draw:text-style-name="MP4" draw:layer="layout" svg:width="0.326cm" svg:height="0.326cm" svg:x="24.587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5" draw:style-name="Mgr3" draw:text-style-name="MP4" draw:layer="layout" svg:width="0.326cm" svg:height="0.326cm" svg:x="24.587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56" draw:style-name="Mgr3" draw:text-style-name="MP4" draw:layer="layout" svg:width="0.326cm" svg:height="0.326cm" svg:x="24.587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57" draw:style-name="Mgr3" draw:text-style-name="MP4" draw:layer="layout" svg:width="0.326cm" svg:height="0.326cm" svg:x="24.587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58" draw:style-name="Mgr3" draw:text-style-name="MP4" draw:layer="layout" svg:width="0.326cm" svg:height="0.326cm" svg:x="24.587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59" draw:style-name="Mgr3" draw:text-style-name="MP4" draw:layer="layout" svg:width="0.326cm" svg:height="0.326cm" svg:x="24.587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0" draw:style-name="Mgr3" draw:text-style-name="MP4" draw:layer="layout" svg:width="0.326cm" svg:height="0.326cm" svg:x="24.587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1" draw:style-name="Mgr3" draw:text-style-name="MP4" draw:layer="layout" svg:width="0.326cm" svg:height="0.326cm" svg:x="24.587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2" draw:style-name="Mgr3" draw:text-style-name="MP4" draw:layer="layout" svg:width="0.326cm" svg:height="0.326cm" svg:x="24.587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63" draw:style-name="Mgr3" draw:text-style-name="MP4" draw:layer="layout" svg:width="0.326cm" svg:height="0.326cm" svg:x="24.587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64" draw:style-name="Mgr3" draw:text-style-name="MP4" draw:layer="layout" svg:width="0.326cm" svg:height="0.326cm" svg:x="24.587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5" draw:style-name="Mgr3" draw:text-style-name="MP4" draw:layer="layout" svg:width="0.326cm" svg:height="0.326cm" svg:x="24.587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66" draw:style-name="Mgr3" draw:text-style-name="MP4" draw:layer="layout" svg:width="0.326cm" svg:height="0.326cm" svg:x="24.587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7" draw:style-name="Mgr3" draw:text-style-name="MP4" draw:layer="layout" svg:width="0.326cm" svg:height="0.326cm" svg:x="24.587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68" draw:style-name="Mgr3" draw:text-style-name="MP4" draw:layer="layout" svg:width="0.326cm" svg:height="0.326cm" svg:x="24.587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69" draw:style-name="Mgr3" draw:text-style-name="MP4" draw:layer="layout" svg:width="0.326cm" svg:height="0.326cm" svg:x="24.587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70" draw:style-name="Mgr3" draw:text-style-name="MP4" draw:layer="layout" svg:width="0.326cm" svg:height="0.326cm" svg:x="24.993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1" draw:style-name="Mgr3" draw:text-style-name="MP4" draw:layer="layout" svg:width="0.326cm" svg:height="0.326cm" svg:x="24.993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72" draw:style-name="Mgr3" draw:text-style-name="MP4" draw:layer="layout" svg:width="0.326cm" svg:height="0.326cm" svg:x="24.993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3" draw:style-name="Mgr3" draw:text-style-name="MP4" draw:layer="layout" svg:width="0.326cm" svg:height="0.326cm" svg:x="24.993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4" draw:style-name="Mgr3" draw:text-style-name="MP4" draw:layer="layout" svg:width="0.326cm" svg:height="0.326cm" svg:x="24.993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75" draw:style-name="Mgr3" draw:text-style-name="MP4" draw:layer="layout" svg:width="0.326cm" svg:height="0.326cm" svg:x="24.993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76" draw:style-name="Mgr3" draw:text-style-name="MP4" draw:layer="layout" svg:width="0.326cm" svg:height="0.326cm" svg:x="24.993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7" draw:style-name="Mgr3" draw:text-style-name="MP4" draw:layer="layout" svg:width="0.326cm" svg:height="0.326cm" svg:x="24.993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78" draw:style-name="Mgr3" draw:text-style-name="MP4" draw:layer="layout" svg:width="0.326cm" svg:height="0.326cm" svg:x="24.993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79" draw:style-name="Mgr3" draw:text-style-name="MP4" draw:layer="layout" svg:width="0.326cm" svg:height="0.326cm" svg:x="24.993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0" draw:style-name="Mgr3" draw:text-style-name="MP4" draw:layer="layout" svg:width="0.326cm" svg:height="0.326cm" svg:x="24.993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1" draw:style-name="Mgr3" draw:text-style-name="MP4" draw:layer="layout" svg:width="0.326cm" svg:height="0.326cm" svg:x="24.993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82" draw:style-name="Mgr3" draw:text-style-name="MP4" draw:layer="layout" svg:width="0.326cm" svg:height="0.326cm" svg:x="24.993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3" draw:style-name="Mgr3" draw:text-style-name="MP4" draw:layer="layout" svg:width="0.326cm" svg:height="0.326cm" svg:x="24.993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4" draw:style-name="Mgr3" draw:text-style-name="MP4" draw:layer="layout" svg:width="0.326cm" svg:height="0.326cm" svg:x="24.993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85" draw:style-name="Mgr3" draw:text-style-name="MP4" draw:layer="layout" svg:width="0.326cm" svg:height="0.326cm" svg:x="24.993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86" draw:style-name="Mgr3" draw:text-style-name="MP4" draw:layer="layout" svg:width="0.326cm" svg:height="0.326cm" svg:x="24.993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87" draw:style-name="Mgr3" draw:text-style-name="MP4" draw:layer="layout" svg:width="0.326cm" svg:height="0.326cm" svg:x="24.993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88" draw:style-name="Mgr3" draw:text-style-name="MP4" draw:layer="layout" svg:width="0.326cm" svg:height="0.326cm" svg:x="24.993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89" draw:style-name="Mgr3" draw:text-style-name="MP4" draw:layer="layout" svg:width="0.326cm" svg:height="0.326cm" svg:x="24.993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90" draw:style-name="Mgr3" draw:text-style-name="MP4" draw:layer="layout" svg:width="0.326cm" svg:height="0.326cm" svg:x="24.993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91" draw:style-name="Mgr3" draw:text-style-name="MP4" draw:layer="layout" svg:width="0.326cm" svg:height="0.326cm" svg:x="24.993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</draw:g>
      <draw:g draw:name="Shape 92">
        <draw:custom-shape draw:name="Shape 93" draw:style-name="Mgr4" draw:text-style-name="MP4" draw:layer="layout" svg:width="0.326cm" svg:height="0.326cm" svg:x="18.499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4" draw:style-name="Mgr4" draw:text-style-name="MP4" draw:layer="layout" svg:width="0.326cm" svg:height="0.326cm" svg:x="18.499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5" draw:style-name="Mgr4" draw:text-style-name="MP4" draw:layer="layout" svg:width="0.326cm" svg:height="0.326cm" svg:x="18.499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6" draw:style-name="Mgr4" draw:text-style-name="MP4" draw:layer="layout" svg:width="0.326cm" svg:height="0.326cm" svg:x="18.499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97" draw:style-name="Mgr4" draw:text-style-name="MP4" draw:layer="layout" svg:width="0.326cm" svg:height="0.326cm" svg:x="18.499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98" draw:style-name="Mgr4" draw:text-style-name="MP4" draw:layer="layout" svg:width="0.326cm" svg:height="0.326cm" svg:x="18.499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99" draw:style-name="Mgr4" draw:text-style-name="MP4" draw:layer="layout" svg:width="0.326cm" svg:height="0.326cm" svg:x="18.499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00" draw:style-name="Mgr4" draw:text-style-name="MP4" draw:layer="layout" svg:width="0.326cm" svg:height="0.326cm" svg:x="18.499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01" draw:style-name="Mgr4" draw:text-style-name="MP4" draw:layer="layout" svg:width="0.326cm" svg:height="0.326cm" svg:x="18.499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02" draw:style-name="Mgr4" draw:text-style-name="MP4" draw:layer="layout" svg:width="0.326cm" svg:height="0.326cm" svg:x="18.499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03" draw:style-name="Mgr4" draw:text-style-name="MP4" draw:layer="layout" svg:width="0.326cm" svg:height="0.326cm" svg:x="18.499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04" draw:style-name="Mgr4" draw:text-style-name="MP4" draw:layer="layout" svg:width="0.326cm" svg:height="0.326cm" svg:x="18.499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05" draw:style-name="Mgr4" draw:text-style-name="MP4" draw:layer="layout" svg:width="0.326cm" svg:height="0.326cm" svg:x="18.905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06" draw:style-name="Mgr4" draw:text-style-name="MP4" draw:layer="layout" svg:width="0.326cm" svg:height="0.326cm" svg:x="18.905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07" draw:style-name="Mgr4" draw:text-style-name="MP4" draw:layer="layout" svg:width="0.326cm" svg:height="0.326cm" svg:x="18.905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08" draw:style-name="Mgr4" draw:text-style-name="MP4" draw:layer="layout" svg:width="0.326cm" svg:height="0.326cm" svg:x="18.905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09" draw:style-name="Mgr4" draw:text-style-name="MP4" draw:layer="layout" svg:width="0.326cm" svg:height="0.326cm" svg:x="18.905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10" draw:style-name="Mgr4" draw:text-style-name="MP4" draw:layer="layout" svg:width="0.326cm" svg:height="0.326cm" svg:x="18.905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1" draw:style-name="Mgr4" draw:text-style-name="MP4" draw:layer="layout" svg:width="0.326cm" svg:height="0.326cm" svg:x="18.905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2" draw:style-name="Mgr4" draw:text-style-name="MP4" draw:layer="layout" svg:width="0.326cm" svg:height="0.326cm" svg:x="18.905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13" draw:style-name="Mgr4" draw:text-style-name="MP4" draw:layer="layout" svg:width="0.326cm" svg:height="0.326cm" svg:x="18.905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4" draw:style-name="Mgr4" draw:text-style-name="MP4" draw:layer="layout" svg:width="0.326cm" svg:height="0.326cm" svg:x="18.905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5" draw:style-name="Mgr4" draw:text-style-name="MP4" draw:layer="layout" svg:width="0.326cm" svg:height="0.326cm" svg:x="18.905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6" draw:style-name="Mgr4" draw:text-style-name="MP4" draw:layer="layout" svg:width="0.326cm" svg:height="0.326cm" svg:x="18.905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17" draw:style-name="Mgr4" draw:text-style-name="MP4" draw:layer="layout" svg:width="0.326cm" svg:height="0.326cm" svg:x="18.905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18" draw:style-name="Mgr4" draw:text-style-name="MP4" draw:layer="layout" svg:width="0.326cm" svg:height="0.326cm" svg:x="19.311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19" draw:style-name="Mgr4" draw:text-style-name="MP4" draw:layer="layout" svg:width="0.326cm" svg:height="0.326cm" svg:x="19.311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0" draw:style-name="Mgr4" draw:text-style-name="MP4" draw:layer="layout" svg:width="0.326cm" svg:height="0.326cm" svg:x="19.311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1" draw:style-name="Mgr4" draw:text-style-name="MP4" draw:layer="layout" svg:width="0.326cm" svg:height="0.326cm" svg:x="19.311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22" draw:style-name="Mgr4" draw:text-style-name="MP4" draw:layer="layout" svg:width="0.326cm" svg:height="0.326cm" svg:x="19.311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23" draw:style-name="Mgr4" draw:text-style-name="MP4" draw:layer="layout" svg:width="0.326cm" svg:height="0.326cm" svg:x="19.311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4" draw:style-name="Mgr4" draw:text-style-name="MP4" draw:layer="layout" svg:width="0.326cm" svg:height="0.326cm" svg:x="19.311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25" draw:style-name="Mgr4" draw:text-style-name="MP4" draw:layer="layout" svg:width="0.326cm" svg:height="0.326cm" svg:x="19.311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6" draw:style-name="Mgr4" draw:text-style-name="MP4" draw:layer="layout" svg:width="0.326cm" svg:height="0.326cm" svg:x="19.311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27" draw:style-name="Mgr4" draw:text-style-name="MP4" draw:layer="layout" svg:width="0.326cm" svg:height="0.326cm" svg:x="19.311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28" draw:style-name="Mgr4" draw:text-style-name="MP4" draw:layer="layout" svg:width="0.326cm" svg:height="0.326cm" svg:x="19.311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29" draw:style-name="Mgr4" draw:text-style-name="MP4" draw:layer="layout" svg:width="0.326cm" svg:height="0.326cm" svg:x="19.311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0" draw:style-name="Mgr4" draw:text-style-name="MP4" draw:layer="layout" svg:width="0.326cm" svg:height="0.326cm" svg:x="19.311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31" draw:style-name="Mgr4" draw:text-style-name="MP4" draw:layer="layout" svg:width="0.326cm" svg:height="0.326cm" svg:x="19.311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2" draw:style-name="Mgr4" draw:text-style-name="MP4" draw:layer="layout" svg:width="0.326cm" svg:height="0.326cm" svg:x="19.311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33" draw:style-name="Mgr4" draw:text-style-name="MP4" draw:layer="layout" svg:width="0.326cm" svg:height="0.326cm" svg:x="19.311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34" draw:style-name="Mgr4" draw:text-style-name="MP4" draw:layer="layout" svg:width="0.326cm" svg:height="0.326cm" svg:x="19.311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5" draw:style-name="Mgr4" draw:text-style-name="MP4" draw:layer="layout" svg:width="0.326cm" svg:height="0.326cm" svg:x="19.311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6" draw:style-name="Mgr4" draw:text-style-name="MP4" draw:layer="layout" svg:width="0.326cm" svg:height="0.326cm" svg:x="19.311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7" draw:style-name="Mgr4" draw:text-style-name="MP4" draw:layer="layout" svg:width="0.326cm" svg:height="0.326cm" svg:x="19.311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38" draw:style-name="Mgr4" draw:text-style-name="MP4" draw:layer="layout" svg:width="0.326cm" svg:height="0.326cm" svg:x="19.716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39" draw:style-name="Mgr4" draw:text-style-name="MP4" draw:layer="layout" svg:width="0.326cm" svg:height="0.326cm" svg:x="19.716cm" svg:y="0.891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40" draw:style-name="Mgr4" draw:text-style-name="MP4" draw:layer="layout" svg:width="0.326cm" svg:height="0.326cm" svg:x="19.716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1" draw:style-name="Mgr4" draw:text-style-name="MP4" draw:layer="layout" svg:width="0.326cm" svg:height="0.326cm" svg:x="19.716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2" draw:style-name="Mgr4" draw:text-style-name="MP4" draw:layer="layout" svg:width="0.326cm" svg:height="0.326cm" svg:x="19.716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3" draw:style-name="Mgr4" draw:text-style-name="MP4" draw:layer="layout" svg:width="0.326cm" svg:height="0.326cm" svg:x="19.716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4" draw:style-name="Mgr4" draw:text-style-name="MP4" draw:layer="layout" svg:width="0.326cm" svg:height="0.326cm" svg:x="19.716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45" draw:style-name="Mgr4" draw:text-style-name="MP4" draw:layer="layout" svg:width="0.326cm" svg:height="0.326cm" svg:x="19.716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46" draw:style-name="Mgr4" draw:text-style-name="MP4" draw:layer="layout" svg:width="0.326cm" svg:height="0.326cm" svg:x="19.716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47" draw:style-name="Mgr4" draw:text-style-name="MP4" draw:layer="layout" svg:width="0.326cm" svg:height="0.326cm" svg:x="19.716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48" draw:style-name="Mgr4" draw:text-style-name="MP4" draw:layer="layout" svg:width="0.326cm" svg:height="0.326cm" svg:x="19.716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49" draw:style-name="Mgr4" draw:text-style-name="MP4" draw:layer="layout" svg:width="0.326cm" svg:height="0.326cm" svg:x="19.716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0" draw:style-name="Mgr4" draw:text-style-name="MP4" draw:layer="layout" svg:width="0.326cm" svg:height="0.326cm" svg:x="19.716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1" draw:style-name="Mgr4" draw:text-style-name="MP4" draw:layer="layout" svg:width="0.326cm" svg:height="0.326cm" svg:x="19.716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2" draw:style-name="Mgr4" draw:text-style-name="MP4" draw:layer="layout" svg:width="0.326cm" svg:height="0.326cm" svg:x="19.71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53" draw:style-name="Mgr4" draw:text-style-name="MP4" draw:layer="layout" svg:width="0.326cm" svg:height="0.326cm" svg:x="19.716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54" draw:style-name="Mgr4" draw:text-style-name="MP4" draw:layer="layout" svg:width="0.326cm" svg:height="0.326cm" svg:x="19.716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5" draw:style-name="Mgr4" draw:text-style-name="MP4" draw:layer="layout" svg:width="0.326cm" svg:height="0.326cm" svg:x="19.716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6" draw:style-name="Mgr4" draw:text-style-name="MP4" draw:layer="layout" svg:width="0.326cm" svg:height="0.326cm" svg:x="19.716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7" draw:style-name="Mgr4" draw:text-style-name="MP4" draw:layer="layout" svg:width="0.326cm" svg:height="0.326cm" svg:x="19.716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58" draw:style-name="Mgr4" draw:text-style-name="MP4" draw:layer="layout" svg:width="0.326cm" svg:height="0.326cm" svg:x="19.716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59" draw:style-name="Mgr4" draw:text-style-name="MP4" draw:layer="layout" svg:width="0.326cm" svg:height="0.326cm" svg:x="19.716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0" draw:style-name="Mgr4" draw:text-style-name="MP4" draw:layer="layout" svg:width="0.326cm" svg:height="0.326cm" svg:x="19.716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1" draw:style-name="Mgr4" draw:text-style-name="MP4" draw:layer="layout" svg:width="0.326cm" svg:height="0.326cm" svg:x="19.716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2" draw:style-name="Mgr4" draw:text-style-name="MP4" draw:layer="layout" svg:width="0.326cm" svg:height="0.326cm" svg:x="19.716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3" draw:style-name="Mgr4" draw:text-style-name="MP4" draw:layer="layout" svg:width="0.326cm" svg:height="0.326cm" svg:x="19.716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" draw:style-name="Mgr4" draw:text-style-name="MP4" draw:layer="layout" svg:width="0.326cm" svg:height="0.326cm" svg:x="19.716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" draw:style-name="Mgr4" draw:text-style-name="MP4" draw:layer="layout" svg:width="0.326cm" svg:height="0.326cm" svg:x="19.716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" draw:style-name="Mgr4" draw:text-style-name="MP4" draw:layer="layout" svg:width="0.326cm" svg:height="0.326cm" svg:x="19.716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7" draw:style-name="Mgr4" draw:text-style-name="MP4" draw:layer="layout" svg:width="0.326cm" svg:height="0.326cm" svg:x="19.71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" draw:style-name="Mgr4" draw:text-style-name="MP4" draw:layer="layout" svg:width="0.326cm" svg:height="0.326cm" svg:x="19.716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9" draw:style-name="Mgr4" draw:text-style-name="MP4" draw:layer="layout" svg:width="0.326cm" svg:height="0.326cm" svg:x="20.122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0" draw:style-name="Mgr4" draw:text-style-name="MP4" draw:layer="layout" svg:width="0.326cm" svg:height="0.326cm" svg:x="20.122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1" draw:style-name="Mgr4" draw:text-style-name="MP4" draw:layer="layout" svg:width="0.326cm" svg:height="0.326cm" svg:x="20.122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" draw:style-name="Mgr4" draw:text-style-name="MP4" draw:layer="layout" svg:width="0.326cm" svg:height="0.326cm" svg:x="20.122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" draw:style-name="Mgr4" draw:text-style-name="MP4" draw:layer="layout" svg:width="0.326cm" svg:height="0.326cm" svg:x="20.122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4" draw:style-name="Mgr4" draw:text-style-name="MP4" draw:layer="layout" svg:width="0.326cm" svg:height="0.326cm" svg:x="20.122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5" draw:style-name="Mgr4" draw:text-style-name="MP4" draw:layer="layout" svg:width="0.326cm" svg:height="0.326cm" svg:x="20.122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6" draw:style-name="Mgr4" draw:text-style-name="MP4" draw:layer="layout" svg:width="0.326cm" svg:height="0.326cm" svg:x="20.122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7" draw:style-name="Mgr4" draw:text-style-name="MP4" draw:layer="layout" svg:width="0.326cm" svg:height="0.326cm" svg:x="20.122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8" draw:style-name="Mgr4" draw:text-style-name="MP4" draw:layer="layout" svg:width="0.326cm" svg:height="0.326cm" svg:x="20.122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9" draw:style-name="Mgr4" draw:text-style-name="MP4" draw:layer="layout" svg:width="0.326cm" svg:height="0.326cm" svg:x="20.122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" draw:style-name="Mgr4" draw:text-style-name="MP4" draw:layer="layout" svg:width="0.326cm" svg:height="0.326cm" svg:x="20.122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1" draw:style-name="Mgr4" draw:text-style-name="MP4" draw:layer="layout" svg:width="0.326cm" svg:height="0.326cm" svg:x="20.122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2" draw:style-name="Mgr4" draw:text-style-name="MP4" draw:layer="layout" svg:width="0.326cm" svg:height="0.326cm" svg:x="20.122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3" draw:style-name="Mgr4" draw:text-style-name="MP4" draw:layer="layout" svg:width="0.326cm" svg:height="0.326cm" svg:x="20.122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4" draw:style-name="Mgr4" draw:text-style-name="MP4" draw:layer="layout" svg:width="0.326cm" svg:height="0.326cm" svg:x="20.122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5" draw:style-name="Mgr4" draw:text-style-name="MP4" draw:layer="layout" svg:width="0.326cm" svg:height="0.326cm" svg:x="20.122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6" draw:style-name="Mgr4" draw:text-style-name="MP4" draw:layer="layout" svg:width="0.326cm" svg:height="0.326cm" svg:x="20.122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7" draw:style-name="Mgr4" draw:text-style-name="MP4" draw:layer="layout" svg:width="0.326cm" svg:height="0.326cm" svg:x="20.122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8" draw:style-name="Mgr4" draw:text-style-name="MP4" draw:layer="layout" svg:width="0.326cm" svg:height="0.326cm" svg:x="20.528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9" draw:style-name="Mgr4" draw:text-style-name="MP4" draw:layer="layout" svg:width="0.326cm" svg:height="0.326cm" svg:x="20.528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0" draw:style-name="Mgr4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1" draw:style-name="Mgr4" draw:text-style-name="MP4" draw:layer="layout" svg:width="0.326cm" svg:height="0.326cm" svg:x="20.528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" draw:style-name="Mgr4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" draw:style-name="Mgr4" draw:text-style-name="MP4" draw:layer="layout" svg:width="0.326cm" svg:height="0.326cm" svg:x="20.528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" draw:style-name="Mgr4" draw:text-style-name="MP4" draw:layer="layout" svg:width="0.326cm" svg:height="0.326cm" svg:x="20.528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5" draw:style-name="Mgr4" draw:text-style-name="MP4" draw:layer="layout" svg:width="0.326cm" svg:height="0.326cm" svg:x="20.528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6" draw:style-name="Mgr4" draw:text-style-name="MP4" draw:layer="layout" svg:width="0.326cm" svg:height="0.326cm" svg:x="20.528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" draw:style-name="Mgr4" draw:text-style-name="MP4" draw:layer="layout" svg:width="0.326cm" svg:height="0.326cm" svg:x="20.528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" draw:style-name="Mgr4" draw:text-style-name="MP4" draw:layer="layout" svg:width="0.326cm" svg:height="0.326cm" svg:x="20.528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9" draw:style-name="Mgr4" draw:text-style-name="MP4" draw:layer="layout" svg:width="0.326cm" svg:height="0.326cm" svg:x="20.934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0" draw:style-name="Mgr4" draw:text-style-name="MP4" draw:layer="layout" svg:width="0.326cm" svg:height="0.326cm" svg:x="20.934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1" draw:style-name="Mgr4" draw:text-style-name="MP4" draw:layer="layout" svg:width="0.326cm" svg:height="0.326cm" svg:x="20.934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2" draw:style-name="Mgr4" draw:text-style-name="MP4" draw:layer="layout" svg:width="0.326cm" svg:height="0.326cm" svg:x="20.934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3" draw:style-name="Mgr4" draw:text-style-name="MP4" draw:layer="layout" svg:width="0.326cm" svg:height="0.326cm" svg:x="20.934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" draw:style-name="Mgr4" draw:text-style-name="MP4" draw:layer="layout" svg:width="0.326cm" svg:height="0.326cm" svg:x="21.34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5" draw:style-name="Mgr4" draw:text-style-name="MP4" draw:layer="layout" svg:width="0.326cm" svg:height="0.326cm" svg:x="21.34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06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7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8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9" draw:style-name="Mgr4" draw:text-style-name="MP4" draw:layer="layout" svg:width="0.326cm" svg:height="0.326cm" svg:x="22.964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0" draw:style-name="Mgr4" draw:text-style-name="MP4" draw:layer="layout" svg:width="0.326cm" svg:height="0.326cm" svg:x="22.964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1" draw:style-name="Mgr4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</draw:g>
      <draw:g draw:name="Shape 212">
        <draw:custom-shape draw:name="Shape 213" draw:style-name="Mgr5" draw:text-style-name="MP4" draw:layer="layout" svg:width="0.326cm" svg:height="0.326cm" svg:x="17.68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4" draw:style-name="Mgr5" draw:text-style-name="MP4" draw:layer="layout" svg:width="0.326cm" svg:height="0.326cm" svg:x="17.687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5" draw:style-name="Mgr5" draw:text-style-name="MP4" draw:layer="layout" svg:width="0.326cm" svg:height="0.326cm" svg:x="17.687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6" draw:style-name="Mgr5" draw:text-style-name="MP4" draw:layer="layout" svg:width="0.326cm" svg:height="0.326cm" svg:x="17.687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7" draw:style-name="Mgr5" draw:text-style-name="MP4" draw:layer="layout" svg:width="0.326cm" svg:height="0.326cm" svg:x="17.68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8" draw:style-name="Mgr5" draw:text-style-name="MP4" draw:layer="layout" svg:width="0.326cm" svg:height="0.326cm" svg:x="17.68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9" draw:style-name="Mgr5" draw:text-style-name="MP4" draw:layer="layout" svg:width="0.326cm" svg:height="0.326cm" svg:x="18.093cm" svg:y="0.891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20" draw:style-name="Mgr5" draw:text-style-name="MP4" draw:layer="layout" svg:width="0.326cm" svg:height="0.326cm" svg:x="18.093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21" draw:style-name="Mgr5" draw:text-style-name="MP4" draw:layer="layout" svg:width="0.326cm" svg:height="0.326cm" svg:x="18.093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22" draw:style-name="Mgr5" draw:text-style-name="MP4" draw:layer="layout" svg:width="0.326cm" svg:height="0.326cm" svg:x="18.093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23" draw:style-name="Mgr5" draw:text-style-name="MP4" draw:layer="layout" svg:width="0.326cm" svg:height="0.326cm" svg:x="18.093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24" draw:style-name="Mgr5" draw:text-style-name="MP4" draw:layer="layout" svg:width="0.326cm" svg:height="0.326cm" svg:x="18.093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25" draw:style-name="Mgr5" draw:text-style-name="MP4" draw:layer="layout" svg:width="0.326cm" svg:height="0.326cm" svg:x="18.093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26" draw:style-name="Mgr5" draw:text-style-name="MP4" draw:layer="layout" svg:width="0.326cm" svg:height="0.326cm" svg:x="18.499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27" draw:style-name="Mgr5" draw:text-style-name="MP4" draw:layer="layout" svg:width="0.326cm" svg:height="0.326cm" svg:x="18.499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28" draw:style-name="Mgr5" draw:text-style-name="MP4" draw:layer="layout" svg:width="0.326cm" svg:height="0.326cm" svg:x="18.499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29" draw:style-name="Mgr5" draw:text-style-name="MP4" draw:layer="layout" svg:width="0.326cm" svg:height="0.326cm" svg:x="18.499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0" draw:style-name="Mgr5" draw:text-style-name="MP4" draw:layer="layout" svg:width="0.326cm" svg:height="0.326cm" svg:x="18.499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1" draw:style-name="Mgr5" draw:text-style-name="MP4" draw:layer="layout" svg:width="0.326cm" svg:height="0.326cm" svg:x="18.499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2" draw:style-name="Mgr5" draw:text-style-name="MP4" draw:layer="layout" svg:width="0.326cm" svg:height="0.326cm" svg:x="18.499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3" draw:style-name="Mgr5" draw:text-style-name="MP4" draw:layer="layout" svg:width="0.326cm" svg:height="0.326cm" svg:x="18.499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34" draw:style-name="Mgr5" draw:text-style-name="MP4" draw:layer="layout" svg:width="0.326cm" svg:height="0.326cm" svg:x="18.499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35" draw:style-name="Mgr5" draw:text-style-name="MP4" draw:layer="layout" svg:width="0.326cm" svg:height="0.326cm" svg:x="18.499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36" draw:style-name="Mgr5" draw:text-style-name="MP4" draw:layer="layout" svg:width="0.326cm" svg:height="0.326cm" svg:x="18.499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37" draw:style-name="Mgr5" draw:text-style-name="MP4" draw:layer="layout" svg:width="0.326cm" svg:height="0.326cm" svg:x="18.499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38" draw:style-name="Mgr5" draw:text-style-name="MP4" draw:layer="layout" svg:width="0.326cm" svg:height="0.326cm" svg:x="18.499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39" draw:style-name="Mgr5" draw:text-style-name="MP4" draw:layer="layout" svg:width="0.326cm" svg:height="0.326cm" svg:x="18.499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40" draw:style-name="Mgr5" draw:text-style-name="MP4" draw:layer="layout" svg:width="0.326cm" svg:height="0.326cm" svg:x="18.499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41" draw:style-name="Mgr5" draw:text-style-name="MP4" draw:layer="layout" svg:width="0.326cm" svg:height="0.326cm" svg:x="18.499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42" draw:style-name="Mgr5" draw:text-style-name="MP4" draw:layer="layout" svg:width="0.326cm" svg:height="0.326cm" svg:x="18.499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43" draw:style-name="Mgr5" draw:text-style-name="MP4" draw:layer="layout" svg:width="0.326cm" svg:height="0.326cm" svg:x="18.499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44" draw:style-name="Mgr5" draw:text-style-name="MP4" draw:layer="layout" svg:width="0.326cm" svg:height="0.326cm" svg:x="18.499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45" draw:style-name="Mgr5" draw:text-style-name="MP4" draw:layer="layout" svg:width="0.326cm" svg:height="0.326cm" svg:x="18.905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46" draw:style-name="Mgr5" draw:text-style-name="MP4" draw:layer="layout" svg:width="0.326cm" svg:height="0.326cm" svg:x="18.905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47" draw:style-name="Mgr5" draw:text-style-name="MP4" draw:layer="layout" svg:width="0.326cm" svg:height="0.326cm" svg:x="18.905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48" draw:style-name="Mgr5" draw:text-style-name="MP4" draw:layer="layout" svg:width="0.326cm" svg:height="0.326cm" svg:x="18.905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49" draw:style-name="Mgr5" draw:text-style-name="MP4" draw:layer="layout" svg:width="0.326cm" svg:height="0.326cm" svg:x="18.905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50" draw:style-name="Mgr5" draw:text-style-name="MP4" draw:layer="layout" svg:width="0.326cm" svg:height="0.326cm" svg:x="18.905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1" draw:style-name="Mgr5" draw:text-style-name="MP4" draw:layer="layout" svg:width="0.326cm" svg:height="0.326cm" svg:x="18.905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2" draw:style-name="Mgr5" draw:text-style-name="MP4" draw:layer="layout" svg:width="0.326cm" svg:height="0.326cm" svg:x="18.905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3" draw:style-name="Mgr5" draw:text-style-name="MP4" draw:layer="layout" svg:width="0.326cm" svg:height="0.326cm" svg:x="18.905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4" draw:style-name="Mgr5" draw:text-style-name="MP4" draw:layer="layout" svg:width="0.326cm" svg:height="0.326cm" svg:x="18.905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55" draw:style-name="Mgr5" draw:text-style-name="MP4" draw:layer="layout" svg:width="0.326cm" svg:height="0.326cm" svg:x="18.905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56" draw:style-name="Mgr5" draw:text-style-name="MP4" draw:layer="layout" svg:width="0.326cm" svg:height="0.326cm" svg:x="18.905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57" draw:style-name="Mgr5" draw:text-style-name="MP4" draw:layer="layout" svg:width="0.326cm" svg:height="0.326cm" svg:x="18.905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58" draw:style-name="Mgr5" draw:text-style-name="MP4" draw:layer="layout" svg:width="0.326cm" svg:height="0.326cm" svg:x="18.905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59" draw:style-name="Mgr5" draw:text-style-name="MP4" draw:layer="layout" svg:width="0.326cm" svg:height="0.326cm" svg:x="18.905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60" draw:style-name="Mgr5" draw:text-style-name="MP4" draw:layer="layout" svg:width="0.326cm" svg:height="0.326cm" svg:x="18.905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61" draw:style-name="Mgr5" draw:text-style-name="MP4" draw:layer="layout" svg:width="0.326cm" svg:height="0.326cm" svg:x="18.905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62" draw:style-name="Mgr5" draw:text-style-name="MP4" draw:layer="layout" svg:width="0.326cm" svg:height="0.326cm" svg:x="18.905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263" draw:style-name="Mgr5" draw:text-style-name="MP4" draw:layer="layout" svg:width="0.326cm" svg:height="0.326cm" svg:x="18.905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64" draw:style-name="Mgr5" draw:text-style-name="MP4" draw:layer="layout" svg:width="0.326cm" svg:height="0.326cm" svg:x="19.311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5" draw:style-name="Mgr5" draw:text-style-name="MP4" draw:layer="layout" svg:width="0.326cm" svg:height="0.326cm" svg:x="19.311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6" draw:style-name="Mgr5" draw:text-style-name="MP4" draw:layer="layout" svg:width="0.326cm" svg:height="0.326cm" svg:x="19.311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67" draw:style-name="Mgr5" draw:text-style-name="MP4" draw:layer="layout" svg:width="0.326cm" svg:height="0.326cm" svg:x="19.311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68" draw:style-name="Mgr5" draw:text-style-name="MP4" draw:layer="layout" svg:width="0.326cm" svg:height="0.326cm" svg:x="19.311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69" draw:style-name="Mgr5" draw:text-style-name="MP4" draw:layer="layout" svg:width="0.326cm" svg:height="0.326cm" svg:x="19.311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70" draw:style-name="Mgr5" draw:text-style-name="MP4" draw:layer="layout" svg:width="0.326cm" svg:height="0.326cm" svg:x="19.311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71" draw:style-name="Mgr5" draw:text-style-name="MP4" draw:layer="layout" svg:width="0.326cm" svg:height="0.326cm" svg:x="19.311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2" draw:style-name="Mgr5" draw:text-style-name="MP4" draw:layer="layout" svg:width="0.326cm" svg:height="0.326cm" svg:x="19.311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3" draw:style-name="Mgr5" draw:text-style-name="MP4" draw:layer="layout" svg:width="0.326cm" svg:height="0.326cm" svg:x="19.311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4" draw:style-name="Mgr5" draw:text-style-name="MP4" draw:layer="layout" svg:width="0.326cm" svg:height="0.326cm" svg:x="19.311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5" draw:style-name="Mgr5" draw:text-style-name="MP4" draw:layer="layout" svg:width="0.326cm" svg:height="0.326cm" svg:x="19.311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6" draw:style-name="Mgr5" draw:text-style-name="MP4" draw:layer="layout" svg:width="0.326cm" svg:height="0.326cm" svg:x="19.311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77" draw:style-name="Mgr5" draw:text-style-name="MP4" draw:layer="layout" svg:width="0.326cm" svg:height="0.326cm" svg:x="19.311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78" draw:style-name="Mgr5" draw:text-style-name="MP4" draw:layer="layout" svg:width="0.326cm" svg:height="0.326cm" svg:x="19.311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79" draw:style-name="Mgr5" draw:text-style-name="MP4" draw:layer="layout" svg:width="0.326cm" svg:height="0.326cm" svg:x="19.311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0" draw:style-name="Mgr5" draw:text-style-name="MP4" draw:layer="layout" svg:width="0.326cm" svg:height="0.326cm" svg:x="19.311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1" draw:style-name="Mgr5" draw:text-style-name="MP4" draw:layer="layout" svg:width="0.326cm" svg:height="0.326cm" svg:x="19.311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2" draw:style-name="Mgr5" draw:text-style-name="MP4" draw:layer="layout" svg:width="0.326cm" svg:height="0.326cm" svg:x="19.311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83" draw:style-name="Mgr5" draw:text-style-name="MP4" draw:layer="layout" svg:width="0.326cm" svg:height="0.326cm" svg:x="19.311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84" draw:style-name="Mgr5" draw:text-style-name="MP4" draw:layer="layout" svg:width="0.326cm" svg:height="0.326cm" svg:x="19.311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5" draw:style-name="Mgr5" draw:text-style-name="MP4" draw:layer="layout" svg:width="0.326cm" svg:height="0.326cm" svg:x="19.311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6" draw:style-name="Mgr5" draw:text-style-name="MP4" draw:layer="layout" svg:width="0.326cm" svg:height="0.326cm" svg:x="19.311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87" draw:style-name="Mgr5" draw:text-style-name="MP4" draw:layer="layout" svg:width="0.326cm" svg:height="0.326cm" svg:x="19.311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88" draw:style-name="Mgr5" draw:text-style-name="MP4" draw:layer="layout" svg:width="0.326cm" svg:height="0.326cm" svg:x="19.311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89" draw:style-name="Mgr5" draw:text-style-name="MP4" draw:layer="layout" svg:width="0.326cm" svg:height="0.326cm" svg:x="19.717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0" draw:style-name="Mgr5" draw:text-style-name="MP4" draw:layer="layout" svg:width="0.326cm" svg:height="0.326cm" svg:x="19.717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1" draw:style-name="Mgr5" draw:text-style-name="MP4" draw:layer="layout" svg:width="0.326cm" svg:height="0.326cm" svg:x="19.717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2" draw:style-name="Mgr5" draw:text-style-name="MP4" draw:layer="layout" svg:width="0.326cm" svg:height="0.326cm" svg:x="19.71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3" draw:style-name="Mgr5" draw:text-style-name="MP4" draw:layer="layout" svg:width="0.326cm" svg:height="0.326cm" svg:x="19.717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94" draw:style-name="Mgr5" draw:text-style-name="MP4" draw:layer="layout" svg:width="0.326cm" svg:height="0.326cm" svg:x="19.717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95" draw:style-name="Mgr5" draw:text-style-name="MP4" draw:layer="layout" svg:width="0.326cm" svg:height="0.326cm" svg:x="19.717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96" draw:style-name="Mgr5" draw:text-style-name="MP4" draw:layer="layout" svg:width="0.326cm" svg:height="0.326cm" svg:x="19.717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97" draw:style-name="Mgr5" draw:text-style-name="MP4" draw:layer="layout" svg:width="0.326cm" svg:height="0.326cm" svg:x="19.717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98" draw:style-name="Mgr5" draw:text-style-name="MP4" draw:layer="layout" svg:width="0.326cm" svg:height="0.326cm" svg:x="19.71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99" draw:style-name="Mgr5" draw:text-style-name="MP4" draw:layer="layout" svg:width="0.326cm" svg:height="0.326cm" svg:x="19.717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00" draw:style-name="Mgr5" draw:text-style-name="MP4" draw:layer="layout" svg:width="0.326cm" svg:height="0.326cm" svg:x="19.717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1" draw:style-name="Mgr5" draw:text-style-name="MP4" draw:layer="layout" svg:width="0.326cm" svg:height="0.326cm" svg:x="19.717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02" draw:style-name="Mgr5" draw:text-style-name="MP4" draw:layer="layout" svg:width="0.326cm" svg:height="0.326cm" svg:x="19.717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03" draw:style-name="Mgr5" draw:text-style-name="MP4" draw:layer="layout" svg:width="0.326cm" svg:height="0.326cm" svg:x="19.717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4" draw:style-name="Mgr5" draw:text-style-name="MP4" draw:layer="layout" svg:width="0.326cm" svg:height="0.326cm" svg:x="19.717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05" draw:style-name="Mgr5" draw:text-style-name="MP4" draw:layer="layout" svg:width="0.326cm" svg:height="0.326cm" svg:x="19.717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6" draw:style-name="Mgr5" draw:text-style-name="MP4" draw:layer="layout" svg:width="0.326cm" svg:height="0.326cm" svg:x="19.717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7" draw:style-name="Mgr5" draw:text-style-name="MP4" draw:layer="layout" svg:width="0.326cm" svg:height="0.326cm" svg:x="19.717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08" draw:style-name="Mgr5" draw:text-style-name="MP4" draw:layer="layout" svg:width="0.326cm" svg:height="0.326cm" svg:x="19.717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09" draw:style-name="Mgr5" draw:text-style-name="MP4" draw:layer="layout" svg:width="0.326cm" svg:height="0.326cm" svg:x="19.717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10" draw:style-name="Mgr5" draw:text-style-name="MP4" draw:layer="layout" svg:width="0.326cm" svg:height="0.326cm" svg:x="19.717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1" draw:style-name="Mgr5" draw:text-style-name="MP4" draw:layer="layout" svg:width="0.326cm" svg:height="0.326cm" svg:x="19.717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2" draw:style-name="Mgr5" draw:text-style-name="MP4" draw:layer="layout" svg:width="0.326cm" svg:height="0.326cm" svg:x="19.71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13" draw:style-name="Mgr5" draw:text-style-name="MP4" draw:layer="layout" svg:width="0.326cm" svg:height="0.326cm" svg:x="19.717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14" draw:style-name="Mgr5" draw:text-style-name="MP4" draw:layer="layout" svg:width="0.326cm" svg:height="0.326cm" svg:x="19.717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15" draw:style-name="Mgr5" draw:text-style-name="MP4" draw:layer="layout" svg:width="0.326cm" svg:height="0.326cm" svg:x="20.122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16" draw:style-name="Mgr5" draw:text-style-name="MP4" draw:layer="layout" svg:width="0.326cm" svg:height="0.326cm" svg:x="20.12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17" draw:style-name="Mgr5" draw:text-style-name="MP4" draw:layer="layout" svg:width="0.326cm" svg:height="0.326cm" svg:x="20.12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18" draw:style-name="Mgr5" draw:text-style-name="MP4" draw:layer="layout" svg:width="0.326cm" svg:height="0.326cm" svg:x="20.12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19" draw:style-name="Mgr5" draw:text-style-name="MP4" draw:layer="layout" svg:width="0.326cm" svg:height="0.326cm" svg:x="20.12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0" draw:style-name="Mgr5" draw:text-style-name="MP4" draw:layer="layout" svg:width="0.326cm" svg:height="0.326cm" svg:x="20.12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1" draw:style-name="Mgr5" draw:text-style-name="MP4" draw:layer="layout" svg:width="0.326cm" svg:height="0.326cm" svg:x="20.12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2" draw:style-name="Mgr5" draw:text-style-name="MP4" draw:layer="layout" svg:width="0.326cm" svg:height="0.326cm" svg:x="20.12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3" draw:style-name="Mgr5" draw:text-style-name="MP4" draw:layer="layout" svg:width="0.326cm" svg:height="0.326cm" svg:x="20.12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24" draw:style-name="Mgr5" draw:text-style-name="MP4" draw:layer="layout" svg:width="0.326cm" svg:height="0.326cm" svg:x="20.12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25" draw:style-name="Mgr5" draw:text-style-name="MP4" draw:layer="layout" svg:width="0.326cm" svg:height="0.326cm" svg:x="20.12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26" draw:style-name="Mgr5" draw:text-style-name="MP4" draw:layer="layout" svg:width="0.326cm" svg:height="0.326cm" svg:x="20.12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27" draw:style-name="Mgr5" draw:text-style-name="MP4" draw:layer="layout" svg:width="0.326cm" svg:height="0.326cm" svg:x="20.122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28" draw:style-name="Mgr5" draw:text-style-name="MP4" draw:layer="layout" svg:width="0.326cm" svg:height="0.326cm" svg:x="20.12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29" draw:style-name="Mgr5" draw:text-style-name="MP4" draw:layer="layout" svg:width="0.326cm" svg:height="0.326cm" svg:x="20.12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30" draw:style-name="Mgr5" draw:text-style-name="MP4" draw:layer="layout" svg:width="0.326cm" svg:height="0.326cm" svg:x="20.12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1" draw:style-name="Mgr5" draw:text-style-name="MP4" draw:layer="layout" svg:width="0.326cm" svg:height="0.326cm" svg:x="20.12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2" draw:style-name="Mgr5" draw:text-style-name="MP4" draw:layer="layout" svg:width="0.326cm" svg:height="0.326cm" svg:x="20.12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33" draw:style-name="Mgr5" draw:text-style-name="MP4" draw:layer="layout" svg:width="0.326cm" svg:height="0.326cm" svg:x="20.12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34" draw:style-name="Mgr5" draw:text-style-name="MP4" draw:layer="layout" svg:width="0.326cm" svg:height="0.326cm" svg:x="20.12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35" draw:style-name="Mgr5" draw:text-style-name="MP4" draw:layer="layout" svg:width="0.326cm" svg:height="0.326cm" svg:x="20.122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6" draw:style-name="Mgr5" draw:text-style-name="MP4" draw:layer="layout" svg:width="0.326cm" svg:height="0.326cm" svg:x="20.12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37" draw:style-name="Mgr5" draw:text-style-name="MP4" draw:layer="layout" svg:width="0.326cm" svg:height="0.326cm" svg:x="20.12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38" draw:style-name="Mgr5" draw:text-style-name="MP4" draw:layer="layout" svg:width="0.326cm" svg:height="0.326cm" svg:x="20.12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39" draw:style-name="Mgr5" draw:text-style-name="MP4" draw:layer="layout" svg:width="0.326cm" svg:height="0.326cm" svg:x="20.12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40" draw:style-name="Mgr5" draw:text-style-name="MP4" draw:layer="layout" svg:width="0.326cm" svg:height="0.326cm" svg:x="20.528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41" draw:style-name="Mgr5" draw:text-style-name="MP4" draw:layer="layout" svg:width="0.326cm" svg:height="0.326cm" svg:x="20.528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2" draw:style-name="Mgr5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3" draw:style-name="Mgr5" draw:text-style-name="MP4" draw:layer="layout" svg:width="0.326cm" svg:height="0.326cm" svg:x="20.528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4" draw:style-name="Mgr5" draw:text-style-name="MP4" draw:layer="layout" svg:width="0.326cm" svg:height="0.326cm" svg:x="20.528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45" draw:style-name="Mgr5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6" draw:style-name="Mgr5" draw:text-style-name="MP4" draw:layer="layout" svg:width="0.326cm" svg:height="0.326cm" svg:x="20.52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47" draw:style-name="Mgr5" draw:text-style-name="MP4" draw:layer="layout" svg:width="0.326cm" svg:height="0.326cm" svg:x="20.528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8" draw:style-name="Mgr5" draw:text-style-name="MP4" draw:layer="layout" svg:width="0.326cm" svg:height="0.326cm" svg:x="20.52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49" draw:style-name="Mgr5" draw:text-style-name="MP4" draw:layer="layout" svg:width="0.326cm" svg:height="0.326cm" svg:x="20.528cm" svg:y="6.9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50" draw:style-name="Mgr5" draw:text-style-name="MP4" draw:layer="layout" svg:width="0.326cm" svg:height="0.326cm" svg:x="20.528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1" draw:style-name="Mgr5" draw:text-style-name="MP4" draw:layer="layout" svg:width="0.326cm" svg:height="0.326cm" svg:x="20.528cm" svg:y="8.6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2" draw:style-name="Mgr5" draw:text-style-name="MP4" draw:layer="layout" svg:width="0.326cm" svg:height="0.326cm" svg:x="20.528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3" draw:style-name="Mgr5" draw:text-style-name="MP4" draw:layer="layout" svg:width="0.326cm" svg:height="0.326cm" svg:x="20.52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54" draw:style-name="Mgr5" draw:text-style-name="MP4" draw:layer="layout" svg:width="0.326cm" svg:height="0.326cm" svg:x="20.52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355" draw:style-name="Mgr5" draw:text-style-name="MP4" draw:layer="layout" svg:width="0.326cm" svg:height="0.326cm" svg:x="20.528cm" svg:y="11.039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6" draw:style-name="Mgr5" draw:text-style-name="MP4" draw:layer="layout" svg:width="0.326cm" svg:height="0.326cm" svg:x="20.528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357" draw:style-name="Mgr5" draw:text-style-name="MP4" draw:layer="layout" svg:width="0.326cm" svg:height="0.326cm" svg:x="20.528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8" draw:style-name="Mgr5" draw:text-style-name="MP4" draw:layer="layout" svg:width="0.326cm" svg:height="0.326cm" svg:x="20.52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359" draw:style-name="Mgr5" draw:text-style-name="MP4" draw:layer="layout" svg:width="0.326cm" svg:height="0.326cm" svg:x="20.528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360" draw:style-name="Mgr5" draw:text-style-name="MP4" draw:layer="layout" svg:width="0.326cm" svg:height="0.326cm" svg:x="20.93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1" draw:style-name="Mgr5" draw:text-style-name="MP4" draw:layer="layout" svg:width="0.326cm" svg:height="0.326cm" svg:x="20.93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2" draw:style-name="Mgr5" draw:text-style-name="MP4" draw:layer="layout" svg:width="0.326cm" svg:height="0.326cm" svg:x="20.934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3" draw:style-name="Mgr5" draw:text-style-name="MP4" draw:layer="layout" svg:width="0.326cm" svg:height="0.326cm" svg:x="20.934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64" draw:style-name="Mgr5" draw:text-style-name="MP4" draw:layer="layout" svg:width="0.326cm" svg:height="0.326cm" svg:x="20.934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65" draw:style-name="Mgr5" draw:text-style-name="MP4" draw:layer="layout" svg:width="0.326cm" svg:height="0.326cm" svg:x="20.934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66" draw:style-name="Mgr5" draw:text-style-name="MP4" draw:layer="layout" svg:width="0.326cm" svg:height="0.326cm" svg:x="20.9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67" draw:style-name="Mgr5" draw:text-style-name="MP4" draw:layer="layout" svg:width="0.326cm" svg:height="0.326cm" svg:x="20.934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68" draw:style-name="Mgr5" draw:text-style-name="MP4" draw:layer="layout" svg:width="0.326cm" svg:height="0.326cm" svg:x="20.9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69" draw:style-name="Mgr5" draw:text-style-name="MP4" draw:layer="layout" svg:width="0.326cm" svg:height="0.326cm" svg:x="20.934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370" draw:style-name="Mgr5" draw:text-style-name="MP4" draw:layer="layout" svg:width="0.326cm" svg:height="0.326cm" svg:x="20.934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71" draw:style-name="Mgr5" draw:text-style-name="MP4" draw:layer="layout" svg:width="0.326cm" svg:height="0.326cm" svg:x="20.934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2" draw:style-name="Mgr5" draw:text-style-name="MP4" draw:layer="layout" svg:width="0.326cm" svg:height="0.326cm" svg:x="20.93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373" draw:style-name="Mgr5" draw:text-style-name="MP4" draw:layer="layout" svg:width="0.326cm" svg:height="0.326cm" svg:x="20.934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4" draw:style-name="Mgr5" draw:text-style-name="MP4" draw:layer="layout" svg:width="0.326cm" svg:height="0.326cm" svg:x="20.9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5" draw:style-name="Mgr5" draw:text-style-name="MP4" draw:layer="layout" svg:width="0.326cm" svg:height="0.326cm" svg:x="20.934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6" draw:style-name="Mgr5" draw:text-style-name="MP4" draw:layer="layout" svg:width="0.326cm" svg:height="0.326cm" svg:x="20.934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377" draw:style-name="Mgr5" draw:text-style-name="MP4" draw:layer="layout" svg:width="0.326cm" svg:height="0.326cm" svg:x="20.934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378" draw:style-name="Mgr5" draw:text-style-name="MP4" draw:layer="layout" svg:width="0.326cm" svg:height="0.326cm" svg:x="21.34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79" draw:style-name="Mgr5" draw:text-style-name="MP4" draw:layer="layout" svg:width="0.326cm" svg:height="0.326cm" svg:x="21.34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80" draw:style-name="Mgr5" draw:text-style-name="MP4" draw:layer="layout" svg:width="0.326cm" svg:height="0.326cm" svg:x="21.34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1" draw:style-name="Mgr5" draw:text-style-name="MP4" draw:layer="layout" svg:width="0.326cm" svg:height="0.326cm" svg:x="21.34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2" draw:style-name="Mgr5" draw:text-style-name="MP4" draw:layer="layout" svg:width="0.326cm" svg:height="0.326cm" svg:x="21.34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83" draw:style-name="Mgr5" draw:text-style-name="MP4" draw:layer="layout" svg:width="0.326cm" svg:height="0.326cm" svg:x="21.34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4" draw:style-name="Mgr5" draw:text-style-name="MP4" draw:layer="layout" svg:width="0.326cm" svg:height="0.326cm" svg:x="21.34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5" draw:style-name="Mgr5" draw:text-style-name="MP4" draw:layer="layout" svg:width="0.326cm" svg:height="0.326cm" svg:x="21.34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86" draw:style-name="Mgr5" draw:text-style-name="MP4" draw:layer="layout" svg:width="0.326cm" svg:height="0.326cm" svg:x="21.34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87" draw:style-name="Mgr5" draw:text-style-name="MP4" draw:layer="layout" svg:width="0.326cm" svg:height="0.326cm" svg:x="21.34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88" draw:style-name="Mgr5" draw:text-style-name="MP4" draw:layer="layout" svg:width="0.326cm" svg:height="0.326cm" svg:x="21.34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89" draw:style-name="Mgr5" draw:text-style-name="MP4" draw:layer="layout" svg:width="0.326cm" svg:height="0.326cm" svg:x="21.34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90" draw:style-name="Mgr5" draw:text-style-name="MP4" draw:layer="layout" svg:width="0.326cm" svg:height="0.326cm" svg:x="21.34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1" draw:style-name="Mgr5" draw:text-style-name="MP4" draw:layer="layout" svg:width="0.326cm" svg:height="0.326cm" svg:x="21.34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2" draw:style-name="Mgr5" draw:text-style-name="MP4" draw:layer="layout" svg:width="0.326cm" svg:height="0.326cm" svg:x="21.34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393" draw:style-name="Mgr5" draw:text-style-name="MP4" draw:layer="layout" svg:width="0.326cm" svg:height="0.326cm" svg:x="21.34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394" draw:style-name="Mgr5" draw:text-style-name="MP4" draw:layer="layout" svg:width="0.326cm" svg:height="0.326cm" svg:x="21.34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395" draw:style-name="Mgr5" draw:text-style-name="MP4" draw:layer="layout" svg:width="0.326cm" svg:height="0.326cm" svg:x="21.34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396" draw:style-name="Mgr5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397" draw:style-name="Mgr5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398" draw:style-name="Mgr5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399" draw:style-name="Mgr5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00" draw:style-name="Mgr5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1" draw:style-name="Mgr5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2" draw:style-name="Mgr5" draw:text-style-name="MP4" draw:layer="layout" svg:width="0.326cm" svg:height="0.326cm" svg:x="21.746cm" svg:y="11.039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03" draw:style-name="Mgr5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04" draw:style-name="Mgr5" draw:text-style-name="MP4" draw:layer="layout" svg:width="0.326cm" svg:height="0.326cm" svg:x="21.746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05" draw:style-name="Mgr5" draw:text-style-name="MP4" draw:layer="layout" svg:width="0.326cm" svg:height="0.326cm" svg:x="22.152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06" draw:style-name="Mgr5" draw:text-style-name="MP4" draw:layer="layout" svg:width="0.326cm" svg:height="0.326cm" svg:x="22.152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07" draw:style-name="Mgr5" draw:text-style-name="MP4" draw:layer="layout" svg:width="0.326cm" svg:height="0.326cm" svg:x="22.152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08" draw:style-name="Mgr5" draw:text-style-name="MP4" draw:layer="layout" svg:width="0.326cm" svg:height="0.326cm" svg:x="22.152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09" draw:style-name="Mgr5" draw:text-style-name="MP4" draw:layer="layout" svg:width="0.326cm" svg:height="0.326cm" svg:x="22.152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10" draw:style-name="Mgr5" draw:text-style-name="MP4" draw:layer="layout" svg:width="0.326cm" svg:height="0.326cm" svg:x="22.152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11" draw:style-name="Mgr5" draw:text-style-name="MP4" draw:layer="layout" svg:width="0.326cm" svg:height="0.326cm" svg:x="22.152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12" draw:style-name="Mgr5" draw:text-style-name="MP4" draw:layer="layout" svg:width="0.326cm" svg:height="0.326cm" svg:x="22.152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13" draw:style-name="Mgr5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4" draw:style-name="Mgr5" draw:text-style-name="MP4" draw:layer="layout" svg:width="0.326cm" svg:height="0.326cm" svg:x="22.558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5" draw:style-name="Mgr5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16" draw:style-name="Mgr5" draw:text-style-name="MP4" draw:layer="layout" svg:width="0.326cm" svg:height="0.326cm" svg:x="22.558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17" draw:style-name="Mgr5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18" draw:style-name="Mgr5" draw:text-style-name="MP4" draw:layer="layout" svg:width="0.326cm" svg:height="0.326cm" svg:x="22.558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19" draw:style-name="Mgr5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20" draw:style-name="Mgr5" draw:text-style-name="MP4" draw:layer="layout" svg:width="0.326cm" svg:height="0.326cm" svg:x="22.964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21" draw:style-name="Mgr5" draw:text-style-name="MP4" draw:layer="layout" svg:width="0.326cm" svg:height="0.326cm" svg:x="22.964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422">
        <draw:custom-shape draw:name="Shape 423" draw:style-name="Mgr6" draw:text-style-name="MP4" draw:layer="layout" svg:width="0.326cm" svg:height="0.326cm" svg:x="17.687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24" draw:style-name="Mgr6" draw:text-style-name="MP4" draw:layer="layout" svg:width="0.326cm" svg:height="0.326cm" svg:x="17.687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25" draw:style-name="Mgr6" draw:text-style-name="MP4" draw:layer="layout" svg:width="0.326cm" svg:height="0.326cm" svg:x="17.687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6" draw:style-name="Mgr6" draw:text-style-name="MP4" draw:layer="layout" svg:width="0.326cm" svg:height="0.326cm" svg:x="17.687cm" svg:y="2.92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27" draw:style-name="Mgr6" draw:text-style-name="MP4" draw:layer="layout" svg:width="0.326cm" svg:height="0.326cm" svg:x="17.687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28" draw:style-name="Mgr6" draw:text-style-name="MP4" draw:layer="layout" svg:width="0.326cm" svg:height="0.326cm" svg:x="17.687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29" draw:style-name="Mgr6" draw:text-style-name="MP4" draw:layer="layout" svg:width="0.326cm" svg:height="0.326cm" svg:x="17.687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0" draw:style-name="Mgr6" draw:text-style-name="MP4" draw:layer="layout" svg:width="0.326cm" svg:height="0.326cm" svg:x="17.68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31" draw:style-name="Mgr6" draw:text-style-name="MP4" draw:layer="layout" svg:width="0.326cm" svg:height="0.326cm" svg:x="17.687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32" draw:style-name="Mgr6" draw:text-style-name="MP4" draw:layer="layout" svg:width="0.326cm" svg:height="0.326cm" svg:x="17.687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3" draw:style-name="Mgr6" draw:text-style-name="MP4" draw:layer="layout" svg:width="0.326cm" svg:height="0.326cm" svg:x="17.687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34" draw:style-name="Mgr6" draw:text-style-name="MP4" draw:layer="layout" svg:width="0.326cm" svg:height="0.326cm" svg:x="17.687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5" draw:style-name="Mgr6" draw:text-style-name="MP4" draw:layer="layout" svg:width="0.326cm" svg:height="0.326cm" svg:x="17.68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36" draw:style-name="Mgr6" draw:text-style-name="MP4" draw:layer="layout" svg:width="0.326cm" svg:height="0.326cm" svg:x="17.687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37" draw:style-name="Mgr6" draw:text-style-name="MP4" draw:layer="layout" svg:width="0.326cm" svg:height="0.326cm" svg:x="17.687cm" svg:y="13.475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38" draw:style-name="Mgr6" draw:text-style-name="MP4" draw:layer="layout" svg:width="0.326cm" svg:height="0.326cm" svg:x="18.093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39" draw:style-name="Mgr6" draw:text-style-name="MP4" draw:layer="layout" svg:width="0.326cm" svg:height="0.326cm" svg:x="18.093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40" draw:style-name="Mgr6" draw:text-style-name="MP4" draw:layer="layout" svg:width="0.326cm" svg:height="0.326cm" svg:x="18.093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41" draw:style-name="Mgr6" draw:text-style-name="MP4" draw:layer="layout" svg:width="0.326cm" svg:height="0.326cm" svg:x="18.093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42" draw:style-name="Mgr6" draw:text-style-name="MP4" draw:layer="layout" svg:width="0.326cm" svg:height="0.326cm" svg:x="18.499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443" draw:style-name="Mgr6" draw:text-style-name="MP4" draw:layer="layout" svg:width="0.326cm" svg:height="0.326cm" svg:x="18.499cm" svg:y="0.891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444" draw:style-name="Mgr6" draw:text-style-name="MP4" draw:layer="layout" svg:width="0.326cm" svg:height="0.326cm" svg:x="18.499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5" draw:style-name="Mgr6" draw:text-style-name="MP4" draw:layer="layout" svg:width="0.326cm" svg:height="0.326cm" svg:x="18.499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6" draw:style-name="Mgr6" draw:text-style-name="MP4" draw:layer="layout" svg:width="0.326cm" svg:height="0.326cm" svg:x="18.499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47" draw:style-name="Mgr6" draw:text-style-name="MP4" draw:layer="layout" svg:width="0.326cm" svg:height="0.326cm" svg:x="18.499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8" draw:style-name="Mgr6" draw:text-style-name="MP4" draw:layer="layout" svg:width="0.326cm" svg:height="0.326cm" svg:x="18.499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49" draw:style-name="Mgr6" draw:text-style-name="MP4" draw:layer="layout" svg:width="0.326cm" svg:height="0.326cm" svg:x="18.499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450" draw:style-name="Mgr6" draw:text-style-name="MP4" draw:layer="layout" svg:width="0.326cm" svg:height="0.326cm" svg:x="18.499cm" svg:y="9.0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51" draw:style-name="Mgr6" draw:text-style-name="MP4" draw:layer="layout" svg:width="0.326cm" svg:height="0.326cm" svg:x="18.499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452" draw:style-name="Mgr6" draw:text-style-name="MP4" draw:layer="layout" svg:width="0.326cm" svg:height="0.326cm" svg:x="18.905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53" draw:style-name="Mgr6" draw:text-style-name="MP4" draw:layer="layout" svg:width="0.326cm" svg:height="0.326cm" svg:x="18.905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4" draw:style-name="Mgr6" draw:text-style-name="MP4" draw:layer="layout" svg:width="0.326cm" svg:height="0.326cm" svg:x="18.905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5" draw:style-name="Mgr6" draw:text-style-name="MP4" draw:layer="layout" svg:width="0.326cm" svg:height="0.326cm" svg:x="18.905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56" draw:style-name="Mgr6" draw:text-style-name="MP4" draw:layer="layout" svg:width="0.326cm" svg:height="0.326cm" svg:x="18.905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57" draw:style-name="Mgr6" draw:text-style-name="MP4" draw:layer="layout" svg:width="0.326cm" svg:height="0.326cm" svg:x="18.905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58" draw:style-name="Mgr6" draw:text-style-name="MP4" draw:layer="layout" svg:width="0.326cm" svg:height="0.326cm" svg:x="18.905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59" draw:style-name="Mgr6" draw:text-style-name="MP4" draw:layer="layout" svg:width="0.326cm" svg:height="0.326cm" svg:x="18.905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0" draw:style-name="Mgr6" draw:text-style-name="MP4" draw:layer="layout" svg:width="0.326cm" svg:height="0.326cm" svg:x="18.905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1" draw:style-name="Mgr6" draw:text-style-name="MP4" draw:layer="layout" svg:width="0.326cm" svg:height="0.326cm" svg:x="18.905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2" draw:style-name="Mgr6" draw:text-style-name="MP4" draw:layer="layout" svg:width="0.326cm" svg:height="0.326cm" svg:x="18.905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63" draw:style-name="Mgr6" draw:text-style-name="MP4" draw:layer="layout" svg:width="0.326cm" svg:height="0.326cm" svg:x="18.905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464" draw:style-name="Mgr6" draw:text-style-name="MP4" draw:layer="layout" svg:width="0.326cm" svg:height="0.326cm" svg:x="18.905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5" draw:style-name="Mgr6" draw:text-style-name="MP4" draw:layer="layout" svg:width="0.326cm" svg:height="0.326cm" svg:x="18.905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6" draw:style-name="Mgr6" draw:text-style-name="MP4" draw:layer="layout" svg:width="0.326cm" svg:height="0.326cm" svg:x="18.905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467" draw:style-name="Mgr6" draw:text-style-name="MP4" draw:layer="layout" svg:width="0.326cm" svg:height="0.326cm" svg:x="18.905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468" draw:style-name="Mgr6" draw:text-style-name="MP4" draw:layer="layout" svg:width="0.326cm" svg:height="0.326cm" svg:x="18.905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469" draw:style-name="Mgr6" draw:text-style-name="MP4" draw:layer="layout" svg:width="0.326cm" svg:height="0.326cm" svg:x="19.311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0" draw:style-name="Mgr6" draw:text-style-name="MP4" draw:layer="layout" svg:width="0.326cm" svg:height="0.326cm" svg:x="19.311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1" draw:style-name="Mgr6" draw:text-style-name="MP4" draw:layer="layout" svg:width="0.326cm" svg:height="0.326cm" svg:x="19.311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2" draw:style-name="Mgr6" draw:text-style-name="MP4" draw:layer="layout" svg:width="0.326cm" svg:height="0.326cm" svg:x="19.311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3" draw:style-name="Mgr6" draw:text-style-name="MP4" draw:layer="layout" svg:width="0.326cm" svg:height="0.326cm" svg:x="19.311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4" draw:style-name="Mgr6" draw:text-style-name="MP4" draw:layer="layout" svg:width="0.326cm" svg:height="0.326cm" svg:x="19.311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5" draw:style-name="Mgr6" draw:text-style-name="MP4" draw:layer="layout" svg:width="0.326cm" svg:height="0.326cm" svg:x="19.311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6" draw:style-name="Mgr6" draw:text-style-name="MP4" draw:layer="layout" svg:width="0.326cm" svg:height="0.326cm" svg:x="19.311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77" draw:style-name="Mgr6" draw:text-style-name="MP4" draw:layer="layout" svg:width="0.326cm" svg:height="0.326cm" svg:x="19.311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78" draw:style-name="Mgr6" draw:text-style-name="MP4" draw:layer="layout" svg:width="0.326cm" svg:height="0.326cm" svg:x="19.311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79" draw:style-name="Mgr6" draw:text-style-name="MP4" draw:layer="layout" svg:width="0.326cm" svg:height="0.326cm" svg:x="19.311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480" draw:style-name="Mgr6" draw:text-style-name="MP4" draw:layer="layout" svg:width="0.326cm" svg:height="0.326cm" svg:x="19.717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1" draw:style-name="Mgr6" draw:text-style-name="MP4" draw:layer="layout" svg:width="0.326cm" svg:height="0.326cm" svg:x="19.717cm" svg:y="0.891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82" draw:style-name="Mgr6" draw:text-style-name="MP4" draw:layer="layout" svg:width="0.326cm" svg:height="0.326cm" svg:x="19.717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3" draw:style-name="Mgr6" draw:text-style-name="MP4" draw:layer="layout" svg:width="0.326cm" svg:height="0.326cm" svg:x="19.71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4" draw:style-name="Mgr6" draw:text-style-name="MP4" draw:layer="layout" svg:width="0.326cm" svg:height="0.326cm" svg:x="19.717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485" draw:style-name="Mgr6" draw:text-style-name="MP4" draw:layer="layout" svg:width="0.326cm" svg:height="0.326cm" svg:x="19.717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6" draw:style-name="Mgr6" draw:text-style-name="MP4" draw:layer="layout" svg:width="0.326cm" svg:height="0.326cm" svg:x="19.717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7" draw:style-name="Mgr6" draw:text-style-name="MP4" draw:layer="layout" svg:width="0.326cm" svg:height="0.326cm" svg:x="19.717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88" draw:style-name="Mgr6" draw:text-style-name="MP4" draw:layer="layout" svg:width="0.326cm" svg:height="0.326cm" svg:x="19.717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89" draw:style-name="Mgr6" draw:text-style-name="MP4" draw:layer="layout" svg:width="0.326cm" svg:height="0.326cm" svg:x="19.717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490" draw:style-name="Mgr6" draw:text-style-name="MP4" draw:layer="layout" svg:width="0.326cm" svg:height="0.326cm" svg:x="19.717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91" draw:style-name="Mgr6" draw:text-style-name="MP4" draw:layer="layout" svg:width="0.326cm" svg:height="0.326cm" svg:x="19.717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492" draw:style-name="Mgr6" draw:text-style-name="MP4" draw:layer="layout" svg:width="0.326cm" svg:height="0.326cm" svg:x="19.717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493" draw:style-name="Mgr6" draw:text-style-name="MP4" draw:layer="layout" svg:width="0.326cm" svg:height="0.326cm" svg:x="20.122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94" draw:style-name="Mgr6" draw:text-style-name="MP4" draw:layer="layout" svg:width="0.326cm" svg:height="0.326cm" svg:x="20.122cm" svg:y="0.891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5" draw:style-name="Mgr6" draw:text-style-name="MP4" draw:layer="layout" svg:width="0.326cm" svg:height="0.326cm" svg:x="20.122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496" draw:style-name="Mgr6" draw:text-style-name="MP4" draw:layer="layout" svg:width="0.326cm" svg:height="0.326cm" svg:x="20.122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497" draw:style-name="Mgr6" draw:text-style-name="MP4" draw:layer="layout" svg:width="0.326cm" svg:height="0.326cm" svg:x="20.122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8" draw:style-name="Mgr6" draw:text-style-name="MP4" draw:layer="layout" svg:width="0.326cm" svg:height="0.326cm" svg:x="20.122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499" draw:style-name="Mgr6" draw:text-style-name="MP4" draw:layer="layout" svg:width="0.326cm" svg:height="0.326cm" svg:x="20.122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500" draw:style-name="Mgr6" draw:text-style-name="MP4" draw:layer="layout" svg:width="0.326cm" svg:height="0.326cm" svg:x="20.122cm" svg:y="11.039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501" draw:style-name="Mgr6" draw:text-style-name="MP4" draw:layer="layout" svg:width="0.326cm" svg:height="0.326cm" svg:x="20.122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502" draw:style-name="Mgr6" draw:text-style-name="MP4" draw:layer="layout" svg:width="0.326cm" svg:height="0.326cm" svg:x="20.52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3" draw:style-name="Mgr6" draw:text-style-name="MP4" draw:layer="layout" svg:width="0.326cm" svg:height="0.326cm" svg:x="20.52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504" draw:style-name="Mgr6" draw:text-style-name="MP4" draw:layer="layout" svg:width="0.326cm" svg:height="0.326cm" svg:x="20.52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5" draw:style-name="Mgr6" draw:text-style-name="MP4" draw:layer="layout" svg:width="0.326cm" svg:height="0.326cm" svg:x="20.52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6" draw:style-name="Mgr6" draw:text-style-name="MP4" draw:layer="layout" svg:width="0.326cm" svg:height="0.326cm" svg:x="20.52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07" draw:style-name="Mgr6" draw:text-style-name="MP4" draw:layer="layout" svg:width="0.326cm" svg:height="0.326cm" svg:x="20.52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8" draw:style-name="Mgr6" draw:text-style-name="MP4" draw:layer="layout" svg:width="0.326cm" svg:height="0.326cm" svg:x="20.52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09" draw:style-name="Mgr6" draw:text-style-name="MP4" draw:layer="layout" svg:width="0.326cm" svg:height="0.326cm" svg:x="20.52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510" draw:style-name="Mgr6" draw:text-style-name="MP4" draw:layer="layout" svg:width="0.326cm" svg:height="0.326cm" svg:x="20.93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1" draw:style-name="Mgr6" draw:text-style-name="MP4" draw:layer="layout" svg:width="0.326cm" svg:height="0.326cm" svg:x="20.934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2" draw:style-name="Mgr6" draw:text-style-name="MP4" draw:layer="layout" svg:width="0.326cm" svg:height="0.326cm" svg:x="20.934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13" draw:style-name="Mgr6" draw:text-style-name="MP4" draw:layer="layout" svg:width="0.326cm" svg:height="0.326cm" svg:x="20.93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514" draw:style-name="Mgr6" draw:text-style-name="MP4" draw:layer="layout" svg:width="0.326cm" svg:height="0.326cm" svg:x="20.934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15" draw:style-name="Mgr6" draw:text-style-name="MP4" draw:layer="layout" svg:width="0.326cm" svg:height="0.326cm" svg:x="21.34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6" draw:style-name="Mgr6" draw:text-style-name="MP4" draw:layer="layout" svg:width="0.326cm" svg:height="0.326cm" svg:x="21.34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7" draw:style-name="Mgr6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18" draw:style-name="Mgr6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19" draw:style-name="Mgr6" draw:text-style-name="MP4" draw:layer="layout" svg:width="0.326cm" svg:height="0.326cm" svg:x="21.34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520" draw:style-name="Mgr6" draw:text-style-name="MP4" draw:layer="layout" svg:width="0.326cm" svg:height="0.326cm" svg:x="21.746cm" svg:y="11.0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521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522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523" draw:style-name="Mgr6" draw:text-style-name="MP4" draw:layer="layout" svg:width="0.326cm" svg:height="0.326cm" svg:x="22.558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524" draw:style-name="Mgr6" draw:text-style-name="MP4" draw:layer="layout" svg:width="0.326cm" svg:height="0.326cm" svg:x="23.37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525" draw:style-name="Mgr6" draw:text-style-name="MP4" draw:layer="layout" svg:width="0.326cm" svg:height="0.326cm" svg:x="23.776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draw:name="Shape 1842" presentation:style-name="Mpr4" draw:text-style-name="MP4" draw:layer="backgroundobjects" svg:width="18.78cm" svg:height="2.381cm" svg:x="1.995cm" svg:y="2.05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843" presentation:style-name="Mpr5" draw:text-style-name="MP4" draw:layer="backgroundobjects" svg:width="9.006cm" svg:height="8.574cm" svg:x="1.995cm" svg:y="4.896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  <text:list>
                                            <text:list-item>
                                              <text:p text:style-name="MP5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844" presentation:style-name="Mpr5" draw:text-style-name="MP4" draw:layer="backgroundobjects" svg:width="9.006cm" svg:height="8.574cm" svg:x="11.545cm" svg:y="4.896cm" presentation:class="outline" presentation:user-transformed="true">
        <draw:text-box>
          <text:p text:style-name="MP5"><text:span text:style-name="MT3">Click to edit the outline text format</text:span></text:p>
          <text:list text:style-name="ML5">
            <text:list-item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  <text:list>
                                    <text:list-item>
                                      <text:p text:style-name="MP5"><text:span text:style-name="MT3">Seventh Outline Level</text:span></text:p>
                                      <text:list>
                                        <text:list-item>
                                          <text:p text:style-name="MP5"><text:span text:style-name="MT3">Eighth Outline Level</text:span></text:p>
                                          <text:list>
                                            <text:list-item>
                                              <text:p text:style-name="MP5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1845">
        <draw:custom-shape draw:name="Shape 1846" draw:style-name="Mgr5" draw:text-style-name="MP4" draw:layer="layout" svg:width="0.326cm" svg:height="0.326cm" svg:x="24.587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47" draw:style-name="Mgr5" draw:text-style-name="MP4" draw:layer="layout" svg:width="0.326cm" svg:height="0.326cm" svg:x="24.587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48" draw:style-name="Mgr5" draw:text-style-name="MP4" draw:layer="layout" svg:width="0.326cm" svg:height="0.326cm" svg:x="24.587cm" svg:y="0.892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49" draw:style-name="Mgr5" draw:text-style-name="MP4" draw:layer="layout" svg:width="0.326cm" svg:height="0.326cm" svg:x="24.587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0" draw:style-name="Mgr5" draw:text-style-name="MP4" draw:layer="layout" svg:width="0.326cm" svg:height="0.326cm" svg:x="24.587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1" draw:style-name="Mgr5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2" draw:style-name="Mgr5" draw:text-style-name="MP4" draw:layer="layout" svg:width="0.326cm" svg:height="0.326cm" svg:x="24.587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3" draw:style-name="Mgr5" draw:text-style-name="MP4" draw:layer="layout" svg:width="0.326cm" svg:height="0.326cm" svg:x="24.587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4" draw:style-name="Mgr5" draw:text-style-name="MP4" draw:layer="layout" svg:width="0.326cm" svg:height="0.326cm" svg:x="24.58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55" draw:style-name="Mgr5" draw:text-style-name="MP4" draw:layer="layout" svg:width="0.326cm" svg:height="0.326cm" svg:x="24.587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56" draw:style-name="Mgr5" draw:text-style-name="MP4" draw:layer="layout" svg:width="0.326cm" svg:height="0.326cm" svg:x="24.587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57" draw:style-name="Mgr5" draw:text-style-name="MP4" draw:layer="layout" svg:width="0.326cm" svg:height="0.326cm" svg:x="24.587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58" draw:style-name="Mgr5" draw:text-style-name="MP4" draw:layer="layout" svg:width="0.326cm" svg:height="0.326cm" svg:x="24.587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59" draw:style-name="Mgr5" draw:text-style-name="MP4" draw:layer="layout" svg:width="0.326cm" svg:height="0.326cm" svg:x="24.587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0" draw:style-name="Mgr5" draw:text-style-name="MP4" draw:layer="layout" svg:width="0.326cm" svg:height="0.326cm" svg:x="24.587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1" draw:style-name="Mgr5" draw:text-style-name="MP4" draw:layer="layout" svg:width="0.326cm" svg:height="0.326cm" svg:x="24.587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2" draw:style-name="Mgr5" draw:text-style-name="MP4" draw:layer="layout" svg:width="0.326cm" svg:height="0.326cm" svg:x="24.58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63" draw:style-name="Mgr5" draw:text-style-name="MP4" draw:layer="layout" svg:width="0.326cm" svg:height="0.326cm" svg:x="24.587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64" draw:style-name="Mgr5" draw:text-style-name="MP4" draw:layer="layout" svg:width="0.326cm" svg:height="0.326cm" svg:x="24.587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65" draw:style-name="Mgr5" draw:text-style-name="MP4" draw:layer="layout" svg:width="0.326cm" svg:height="0.326cm" svg:x="24.587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6" draw:style-name="Mgr5" draw:text-style-name="MP4" draw:layer="layout" svg:width="0.326cm" svg:height="0.326cm" svg:x="24.587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7" draw:style-name="Mgr5" draw:text-style-name="MP4" draw:layer="layout" svg:width="0.326cm" svg:height="0.326cm" svg:x="24.587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68" draw:style-name="Mgr5" draw:text-style-name="MP4" draw:layer="layout" svg:width="0.326cm" svg:height="0.326cm" svg:x="24.587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69" draw:style-name="Mgr5" draw:text-style-name="MP4" draw:layer="layout" svg:width="0.326cm" svg:height="0.326cm" svg:x="24.587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0" draw:style-name="Mgr5" draw:text-style-name="MP4" draw:layer="layout" svg:width="0.326cm" svg:height="0.326cm" svg:x="24.587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71" draw:style-name="Mgr5" draw:text-style-name="MP4" draw:layer="layout" svg:width="0.326cm" svg:height="0.326cm" svg:x="24.587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72" draw:style-name="Mgr5" draw:text-style-name="MP4" draw:layer="layout" svg:width="0.326cm" svg:height="0.326cm" svg:x="24.587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73" draw:style-name="Mgr5" draw:text-style-name="MP4" draw:layer="layout" svg:width="0.326cm" svg:height="0.326cm" svg:x="24.587cm" svg:y="11.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4" draw:style-name="Mgr5" draw:text-style-name="MP4" draw:layer="layout" svg:width="0.326cm" svg:height="0.326cm" svg:x="24.587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5" draw:style-name="Mgr5" draw:text-style-name="MP4" draw:layer="layout" svg:width="0.326cm" svg:height="0.326cm" svg:x="24.587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6" draw:style-name="Mgr5" draw:text-style-name="MP4" draw:layer="layout" svg:width="0.326cm" svg:height="0.326cm" svg:x="24.587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877" draw:style-name="Mgr5" draw:text-style-name="MP4" draw:layer="layout" svg:width="0.326cm" svg:height="0.326cm" svg:x="24.587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78" draw:style-name="Mgr5" draw:text-style-name="MP4" draw:layer="layout" svg:width="0.326cm" svg:height="0.326cm" svg:x="24.587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79" draw:style-name="Mgr5" draw:text-style-name="MP4" draw:layer="layout" svg:width="0.326cm" svg:height="0.326cm" svg:x="24.587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80" draw:style-name="Mgr5" draw:text-style-name="MP4" draw:layer="layout" svg:width="0.326cm" svg:height="0.326cm" svg:x="24.587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881" draw:style-name="Mgr5" draw:text-style-name="MP4" draw:layer="layout" svg:width="0.326cm" svg:height="0.326cm" svg:x="24.993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2" draw:style-name="Mgr5" draw:text-style-name="MP4" draw:layer="layout" svg:width="0.326cm" svg:height="0.326cm" svg:x="24.993cm" svg:y="0.892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83" draw:style-name="Mgr5" draw:text-style-name="MP4" draw:layer="layout" svg:width="0.326cm" svg:height="0.326cm" svg:x="24.993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4" draw:style-name="Mgr5" draw:text-style-name="MP4" draw:layer="layout" svg:width="0.326cm" svg:height="0.326cm" svg:x="24.993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85" draw:style-name="Mgr5" draw:text-style-name="MP4" draw:layer="layout" svg:width="0.326cm" svg:height="0.326cm" svg:x="24.993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86" draw:style-name="Mgr5" draw:text-style-name="MP4" draw:layer="layout" svg:width="0.326cm" svg:height="0.326cm" svg:x="24.993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87" draw:style-name="Mgr5" draw:text-style-name="MP4" draw:layer="layout" svg:width="0.326cm" svg:height="0.326cm" svg:x="24.993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88" draw:style-name="Mgr5" draw:text-style-name="MP4" draw:layer="layout" svg:width="0.326cm" svg:height="0.326cm" svg:x="24.993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89" draw:style-name="Mgr5" draw:text-style-name="MP4" draw:layer="layout" svg:width="0.326cm" svg:height="0.326cm" svg:x="24.993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0" draw:style-name="Mgr5" draw:text-style-name="MP4" draw:layer="layout" svg:width="0.326cm" svg:height="0.326cm" svg:x="24.993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1" draw:style-name="Mgr5" draw:text-style-name="MP4" draw:layer="layout" svg:width="0.326cm" svg:height="0.326cm" svg:x="24.993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2" draw:style-name="Mgr5" draw:text-style-name="MP4" draw:layer="layout" svg:width="0.326cm" svg:height="0.326cm" svg:x="24.993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3" draw:style-name="Mgr5" draw:text-style-name="MP4" draw:layer="layout" svg:width="0.326cm" svg:height="0.326cm" svg:x="24.993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94" draw:style-name="Mgr5" draw:text-style-name="MP4" draw:layer="layout" svg:width="0.326cm" svg:height="0.326cm" svg:x="24.993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895" draw:style-name="Mgr5" draw:text-style-name="MP4" draw:layer="layout" svg:width="0.326cm" svg:height="0.326cm" svg:x="24.993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96" draw:style-name="Mgr5" draw:text-style-name="MP4" draw:layer="layout" svg:width="0.326cm" svg:height="0.326cm" svg:x="24.993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897" draw:style-name="Mgr5" draw:text-style-name="MP4" draw:layer="layout" svg:width="0.326cm" svg:height="0.326cm" svg:x="24.993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898" draw:style-name="Mgr5" draw:text-style-name="MP4" draw:layer="layout" svg:width="0.326cm" svg:height="0.326cm" svg:x="24.993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899" draw:style-name="Mgr5" draw:text-style-name="MP4" draw:layer="layout" svg:width="0.326cm" svg:height="0.326cm" svg:x="24.993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0" draw:style-name="Mgr5" draw:text-style-name="MP4" draw:layer="layout" svg:width="0.326cm" svg:height="0.326cm" svg:x="24.993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901" draw:style-name="Mgr5" draw:text-style-name="MP4" draw:layer="layout" svg:width="0.326cm" svg:height="0.326cm" svg:x="24.993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2" draw:style-name="Mgr5" draw:text-style-name="MP4" draw:layer="layout" svg:width="0.326cm" svg:height="0.326cm" svg:x="24.993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</draw:g>
      <draw:g draw:name="Shape 1903">
        <draw:custom-shape draw:name="Shape 1904" draw:style-name="Mgr6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5" draw:style-name="Mgr6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6" draw:style-name="Mgr6" draw:text-style-name="MP4" draw:layer="layout" svg:width="0.326cm" svg:height="0.326cm" svg:x="21.746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07" draw:style-name="Mgr6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08" draw:style-name="Mgr6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09" draw:style-name="Mgr6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0" draw:style-name="Mgr6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1" draw:style-name="Mgr6" draw:text-style-name="MP4" draw:layer="layout" svg:width="0.326cm" svg:height="0.326cm" svg:x="21.746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912" draw:style-name="Mgr6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3" draw:style-name="Mgr6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4" draw:style-name="Mgr6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5" draw:style-name="Mgr6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916" draw:style-name="Mgr6" draw:text-style-name="MP4" draw:layer="layout" svg:width="0.326cm" svg:height="0.326cm" svg:x="21.746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917" draw:style-name="Mgr6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18" draw:style-name="Mgr6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19" draw:style-name="Mgr6" draw:text-style-name="MP4" draw:layer="layout" svg:width="0.326cm" svg:height="0.326cm" svg:x="22.15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0" draw:style-name="Mgr6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1" draw:style-name="Mgr6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2" draw:style-name="Mgr6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3" draw:style-name="Mgr6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4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5" draw:style-name="Mgr6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26" draw:style-name="Mgr6" draw:text-style-name="MP4" draw:layer="layout" svg:width="0.326cm" svg:height="0.326cm" svg:x="22.15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27" draw:style-name="Mgr6" draw:text-style-name="MP4" draw:layer="layout" svg:width="0.326cm" svg:height="0.326cm" svg:x="22.15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28" draw:style-name="Mgr6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29" draw:style-name="Mgr6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0" draw:style-name="Mgr6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1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32" draw:style-name="Mgr6" draw:text-style-name="MP4" draw:layer="layout" svg:width="0.326cm" svg:height="0.326cm" svg:x="22.15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33" draw:style-name="Mgr6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4" draw:style-name="Mgr6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5" draw:style-name="Mgr6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6" draw:style-name="Mgr6" draw:text-style-name="MP4" draw:layer="layout" svg:width="0.326cm" svg:height="0.326cm" svg:x="22.15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37" draw:style-name="Mgr6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38" draw:style-name="Mgr6" draw:text-style-name="MP4" draw:layer="layout" svg:width="0.326cm" svg:height="0.326cm" svg:x="22.15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39" draw:style-name="Mgr6" draw:text-style-name="MP4" draw:layer="layout" svg:width="0.326cm" svg:height="0.326cm" svg:x="22.15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40" draw:style-name="Mgr6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1" draw:style-name="Mgr6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42" draw:style-name="Mgr6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3" draw:style-name="Mgr6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44" draw:style-name="Mgr6" draw:text-style-name="MP4" draw:layer="layout" svg:width="0.326cm" svg:height="0.326cm" svg:x="22.15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5" draw:style-name="Mgr6" draw:text-style-name="MP4" draw:layer="layout" svg:width="0.326cm" svg:height="0.326cm" svg:x="22.15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46" draw:style-name="Mgr6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47" draw:style-name="Mgr6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48" draw:style-name="Mgr6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49" draw:style-name="Mgr6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0" draw:style-name="Mgr6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1" draw:style-name="Mgr6" draw:text-style-name="MP4" draw:layer="layout" svg:width="0.326cm" svg:height="0.326cm" svg:x="22.558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52" draw:style-name="Mgr6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3" draw:style-name="Mgr6" draw:text-style-name="MP4" draw:layer="layout" svg:width="0.326cm" svg:height="0.326cm" svg:x="22.55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4" draw:style-name="Mgr6" draw:text-style-name="MP4" draw:layer="layout" svg:width="0.326cm" svg:height="0.326cm" svg:x="22.558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55" draw:style-name="Mgr6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56" draw:style-name="Mgr6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57" draw:style-name="Mgr6" draw:text-style-name="MP4" draw:layer="layout" svg:width="0.326cm" svg:height="0.326cm" svg:x="22.55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8" draw:style-name="Mgr6" draw:text-style-name="MP4" draw:layer="layout" svg:width="0.326cm" svg:height="0.326cm" svg:x="22.558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59" draw:style-name="Mgr6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60" draw:style-name="Mgr6" draw:text-style-name="MP4" draw:layer="layout" svg:width="0.326cm" svg:height="0.326cm" svg:x="22.964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61" draw:style-name="Mgr6" draw:text-style-name="MP4" draw:layer="layout" svg:width="0.326cm" svg:height="0.326cm" svg:x="22.96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62" draw:style-name="Mgr6" draw:text-style-name="MP4" draw:layer="layout" svg:width="0.326cm" svg:height="0.326cm" svg:x="23.3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63" draw:style-name="Mgr6" draw:text-style-name="MP4" draw:layer="layout" svg:width="0.326cm" svg:height="0.326cm" svg:x="23.77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64" draw:style-name="Mgr6" draw:text-style-name="MP4" draw:layer="layout" svg:width="0.326cm" svg:height="0.326cm" svg:x="23.77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65" draw:style-name="Mgr6" draw:text-style-name="MP4" draw:layer="layout" svg:width="0.326cm" svg:height="0.326cm" svg:x="24.58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</draw:g>
      <draw:g draw:name="Shape 1966">
        <draw:custom-shape draw:name="Shape 1967" draw:style-name="Mgr3" draw:text-style-name="MP4" draw:layer="layout" svg:width="0.326cm" svg:height="0.326cm" svg:x="21.34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68" draw:style-name="Mgr3" draw:text-style-name="MP4" draw:layer="layout" svg:width="0.326cm" svg:height="0.326cm" svg:x="21.34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69" draw:style-name="Mgr3" draw:text-style-name="MP4" draw:layer="layout" svg:width="0.326cm" svg:height="0.326cm" svg:x="21.34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70" draw:style-name="Mgr3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71" draw:style-name="Mgr3" draw:text-style-name="MP4" draw:layer="layout" svg:width="0.326cm" svg:height="0.326cm" svg:x="21.34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72" draw:style-name="Mgr3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973" draw:style-name="Mgr3" draw:text-style-name="MP4" draw:layer="layout" svg:width="0.326cm" svg:height="0.326cm" svg:x="21.34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74" draw:style-name="Mgr3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5" draw:style-name="Mgr3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76" draw:style-name="Mgr3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77" draw:style-name="Mgr3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8" draw:style-name="Mgr3" draw:text-style-name="MP4" draw:layer="layout" svg:width="0.326cm" svg:height="0.326cm" svg:x="21.746cm" svg:y="3.733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79" draw:style-name="Mgr3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0" draw:style-name="Mgr3" draw:text-style-name="MP4" draw:layer="layout" svg:width="0.326cm" svg:height="0.326cm" svg:x="21.74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1" draw:style-name="Mgr3" draw:text-style-name="MP4" draw:layer="layout" svg:width="0.326cm" svg:height="0.326cm" svg:x="21.746cm" svg:y="6.9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2" draw:style-name="Mgr3" draw:text-style-name="MP4" draw:layer="layout" svg:width="0.326cm" svg:height="0.326cm" svg:x="21.746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3" draw:style-name="Mgr3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4" draw:style-name="Mgr3" draw:text-style-name="MP4" draw:layer="layout" svg:width="0.326cm" svg:height="0.326cm" svg:x="21.746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5" draw:style-name="Mgr3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86" draw:style-name="Mgr3" draw:text-style-name="MP4" draw:layer="layout" svg:width="0.326cm" svg:height="0.326cm" svg:x="21.746cm" svg:y="9.41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87" draw:style-name="Mgr3" draw:text-style-name="MP4" draw:layer="layout" svg:width="0.326cm" svg:height="0.326cm" svg:x="21.746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88" draw:style-name="Mgr3" draw:text-style-name="MP4" draw:layer="layout" svg:width="0.326cm" svg:height="0.326cm" svg:x="21.746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89" draw:style-name="Mgr3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990" draw:style-name="Mgr3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991" draw:style-name="Mgr3" draw:text-style-name="MP4" draw:layer="layout" svg:width="0.326cm" svg:height="0.326cm" svg:x="21.746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992" draw:style-name="Mgr3" draw:text-style-name="MP4" draw:layer="layout" svg:width="0.326cm" svg:height="0.326cm" svg:x="21.746cm" svg:y="13.06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993" draw:style-name="Mgr3" draw:text-style-name="MP4" draw:layer="layout" svg:width="0.326cm" svg:height="0.326cm" svg:x="22.152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94" draw:style-name="Mgr3" draw:text-style-name="MP4" draw:layer="layout" svg:width="0.326cm" svg:height="0.326cm" svg:x="22.152cm" svg:y="0.8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5" draw:style-name="Mgr3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6" draw:style-name="Mgr3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997" draw:style-name="Mgr3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998" draw:style-name="Mgr3" draw:text-style-name="MP4" draw:layer="layout" svg:width="0.326cm" svg:height="0.326cm" svg:x="22.152cm" svg:y="3.327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999" draw:style-name="Mgr3" draw:text-style-name="MP4" draw:layer="layout" svg:width="0.326cm" svg:height="0.326cm" svg:x="22.152cm" svg:y="3.733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00" draw:style-name="Mgr3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1" draw:style-name="Mgr3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2" draw:style-name="Mgr3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3" draw:style-name="Mgr3" draw:text-style-name="MP4" draw:layer="layout" svg:width="0.326cm" svg:height="0.326cm" svg:x="22.152cm" svg:y="6.16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04" draw:style-name="Mgr3" draw:text-style-name="MP4" draw:layer="layout" svg:width="0.326cm" svg:height="0.326cm" svg:x="22.152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05" draw:style-name="Mgr3" draw:text-style-name="MP4" draw:layer="layout" svg:width="0.326cm" svg:height="0.326cm" svg:x="22.152cm" svg:y="6.9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06" draw:style-name="Mgr3" draw:text-style-name="MP4" draw:layer="layout" svg:width="0.326cm" svg:height="0.326cm" svg:x="22.152cm" svg:y="7.38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7" draw:style-name="Mgr3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08" draw:style-name="Mgr3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09" draw:style-name="Mgr3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0" draw:style-name="Mgr3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1" draw:style-name="Mgr3" draw:text-style-name="MP4" draw:layer="layout" svg:width="0.326cm" svg:height="0.326cm" svg:x="22.152cm" svg:y="10.22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2" draw:style-name="Mgr3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3" draw:style-name="Mgr3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14" draw:style-name="Mgr3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5" draw:style-name="Mgr3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6" draw:style-name="Mgr3" draw:text-style-name="MP4" draw:layer="layout" svg:width="0.326cm" svg:height="0.326cm" svg:x="22.152cm" svg:y="12.66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17" draw:style-name="Mgr3" draw:text-style-name="MP4" draw:layer="layout" svg:width="0.326cm" svg:height="0.326cm" svg:x="22.152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18" draw:style-name="Mgr3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19" draw:style-name="Mgr3" draw:text-style-name="MP4" draw:layer="layout" svg:width="0.326cm" svg:height="0.326cm" svg:x="22.558cm" svg:y="0.4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20" draw:style-name="Mgr3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1" draw:style-name="Mgr3" draw:text-style-name="MP4" draw:layer="layout" svg:width="0.326cm" svg:height="0.326cm" svg:x="22.558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2" draw:style-name="Mgr3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3" draw:style-name="Mgr3" draw:text-style-name="MP4" draw:layer="layout" svg:width="0.326cm" svg:height="0.326cm" svg:x="22.558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24" draw:style-name="Mgr3" draw:text-style-name="MP4" draw:layer="layout" svg:width="0.326cm" svg:height="0.326cm" svg:x="22.558cm" svg:y="4.1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5" draw:style-name="Mgr3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26" draw:style-name="Mgr3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7" draw:style-name="Mgr3" draw:text-style-name="MP4" draw:layer="layout" svg:width="0.326cm" svg:height="0.326cm" svg:x="22.558cm" svg:y="5.7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28" draw:style-name="Mgr3" draw:text-style-name="MP4" draw:layer="layout" svg:width="0.326cm" svg:height="0.326cm" svg:x="22.558cm" svg:y="6.57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29" draw:style-name="Mgr3" draw:text-style-name="MP4" draw:layer="layout" svg:width="0.326cm" svg:height="0.326cm" svg:x="22.558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0" draw:style-name="Mgr3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1" draw:style-name="Mgr3" draw:text-style-name="MP4" draw:layer="layout" svg:width="0.326cm" svg:height="0.326cm" svg:x="22.558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2" draw:style-name="Mgr3" draw:text-style-name="MP4" draw:layer="layout" svg:width="0.326cm" svg:height="0.326cm" svg:x="22.558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33" draw:style-name="Mgr3" draw:text-style-name="MP4" draw:layer="layout" svg:width="0.326cm" svg:height="0.326cm" svg:x="22.558cm" svg:y="10.22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34" draw:style-name="Mgr3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5" draw:style-name="Mgr3" draw:text-style-name="MP4" draw:layer="layout" svg:width="0.326cm" svg:height="0.326cm" svg:x="22.558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36" draw:style-name="Mgr3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7" draw:style-name="Mgr3" draw:text-style-name="MP4" draw:layer="layout" svg:width="0.326cm" svg:height="0.326cm" svg:x="22.558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38" draw:style-name="Mgr3" draw:text-style-name="MP4" draw:layer="layout" svg:width="0.326cm" svg:height="0.326cm" svg:x="22.558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39" draw:style-name="Mgr3" draw:text-style-name="MP4" draw:layer="layout" svg:width="0.326cm" svg:height="0.326cm" svg:x="22.964cm" svg:y="0.0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0" draw:style-name="Mgr3" draw:text-style-name="MP4" draw:layer="layout" svg:width="0.326cm" svg:height="0.326cm" svg:x="22.964cm" svg:y="0.4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41" draw:style-name="Mgr3" draw:text-style-name="MP4" draw:layer="layout" svg:width="0.326cm" svg:height="0.326cm" svg:x="22.964cm" svg:y="1.70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2" draw:style-name="Mgr3" draw:text-style-name="MP4" draw:layer="layout" svg:width="0.326cm" svg:height="0.326cm" svg:x="22.964cm" svg:y="2.51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3" draw:style-name="Mgr3" draw:text-style-name="MP4" draw:layer="layout" svg:width="0.326cm" svg:height="0.326cm" svg:x="22.964cm" svg:y="3.327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44" draw:style-name="Mgr3" draw:text-style-name="MP4" draw:layer="layout" svg:width="0.326cm" svg:height="0.326cm" svg:x="22.964cm" svg:y="4.5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5" draw:style-name="Mgr3" draw:text-style-name="MP4" draw:layer="layout" svg:width="0.326cm" svg:height="0.326cm" svg:x="22.964cm" svg:y="5.3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6" draw:style-name="Mgr3" draw:text-style-name="MP4" draw:layer="layout" svg:width="0.326cm" svg:height="0.326cm" svg:x="22.964cm" svg:y="6.57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47" draw:style-name="Mgr3" draw:text-style-name="MP4" draw:layer="layout" svg:width="0.326cm" svg:height="0.326cm" svg:x="22.964cm" svg:y="7.38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48" draw:style-name="Mgr3" draw:text-style-name="MP4" draw:layer="layout" svg:width="0.326cm" svg:height="0.326cm" svg:x="22.964cm" svg:y="7.792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49" draw:style-name="Mgr3" draw:text-style-name="MP4" draw:layer="layout" svg:width="0.326cm" svg:height="0.326cm" svg:x="22.964cm" svg:y="8.6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50" draw:style-name="Mgr3" draw:text-style-name="MP4" draw:layer="layout" svg:width="0.326cm" svg:height="0.326cm" svg:x="22.964cm" svg:y="9.0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51" draw:style-name="Mgr3" draw:text-style-name="MP4" draw:layer="layout" svg:width="0.326cm" svg:height="0.326cm" svg:x="22.964cm" svg:y="9.41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2" draw:style-name="Mgr3" draw:text-style-name="MP4" draw:layer="layout" svg:width="0.326cm" svg:height="0.326cm" svg:x="22.964cm" svg:y="10.22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3" draw:style-name="Mgr3" draw:text-style-name="MP4" draw:layer="layout" svg:width="0.326cm" svg:height="0.326cm" svg:x="22.964cm" svg:y="10.63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2054" draw:style-name="Mgr3" draw:text-style-name="MP4" draw:layer="layout" svg:width="0.326cm" svg:height="0.326cm" svg:x="22.964cm" svg:y="11.8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2055" draw:style-name="Mgr3" draw:text-style-name="MP4" draw:layer="layout" svg:width="0.326cm" svg:height="0.326cm" svg:x="22.964cm" svg:y="12.66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056" draw:style-name="Mgr3" draw:text-style-name="MP4" draw:layer="layout" svg:width="0.326cm" svg:height="0.326cm" svg:x="22.964cm" svg:y="13.06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057" draw:style-name="Mgr3" draw:text-style-name="MP4" draw:layer="layout" svg:width="0.326cm" svg:height="0.326cm" svg:x="23.37cm" svg:y="0.0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58" draw:style-name="Mgr3" draw:text-style-name="MP4" draw:layer="layout" svg:width="0.326cm" svg:height="0.326cm" svg:x="23.37cm" svg:y="2.51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59" draw:style-name="Mgr3" draw:text-style-name="MP4" draw:layer="layout" svg:width="0.326cm" svg:height="0.326cm" svg:x="23.37cm" svg:y="4.5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0" draw:style-name="Mgr3" draw:text-style-name="MP4" draw:layer="layout" svg:width="0.326cm" svg:height="0.326cm" svg:x="23.37cm" svg:y="6.57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61" draw:style-name="Mgr3" draw:text-style-name="MP4" draw:layer="layout" svg:width="0.326cm" svg:height="0.326cm" svg:x="23.37cm" svg:y="9.0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2" draw:style-name="Mgr3" draw:text-style-name="MP4" draw:layer="layout" svg:width="0.326cm" svg:height="0.326cm" svg:x="23.37cm" svg:y="11.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2063" draw:style-name="Mgr3" draw:text-style-name="MP4" draw:layer="layout" svg:width="0.326cm" svg:height="0.326cm" svg:x="23.37cm" svg:y="11.4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2064" draw:style-name="Mgr3" draw:text-style-name="MP4" draw:layer="layout" svg:width="0.326cm" svg:height="0.326cm" svg:x="23.37cm" svg:y="13.06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2065" draw:style-name="Mgr3" draw:text-style-name="MP4" draw:layer="layout" svg:width="0.326cm" svg:height="0.326cm" svg:x="23.776cm" svg:y="0.8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66" draw:style-name="Mgr3" draw:text-style-name="MP4" draw:layer="layout" svg:width="0.326cm" svg:height="0.326cm" svg:x="23.776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67" draw:style-name="Mgr3" draw:text-style-name="MP4" draw:layer="layout" svg:width="0.326cm" svg:height="0.326cm" svg:x="23.77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2068">
        <draw:custom-shape draw:name="Shape 2069" draw:style-name="Mgr4" draw:text-style-name="MP4" draw:layer="layout" svg:width="0.326cm" svg:height="0.326cm" svg:x="21.34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0" draw:style-name="Mgr4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71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2" draw:style-name="Mgr4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073" draw:style-name="Mgr4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74" draw:style-name="Mgr4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5" draw:style-name="Mgr4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6" draw:style-name="Mgr4" draw:text-style-name="MP4" draw:layer="layout" svg:width="0.326cm" svg:height="0.326cm" svg:x="21.746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77" draw:style-name="Mgr4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78" draw:style-name="Mgr4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79" draw:style-name="Mgr4" draw:text-style-name="MP4" draw:layer="layout" svg:width="0.326cm" svg:height="0.326cm" svg:x="21.746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0" draw:style-name="Mgr4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1" draw:style-name="Mgr4" draw:text-style-name="MP4" draw:layer="layout" svg:width="0.326cm" svg:height="0.326cm" svg:x="21.746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82" draw:style-name="Mgr4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3" draw:style-name="Mgr4" draw:text-style-name="MP4" draw:layer="layout" svg:width="0.326cm" svg:height="0.326cm" svg:x="21.746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4" draw:style-name="Mgr4" draw:text-style-name="MP4" draw:layer="layout" svg:width="0.326cm" svg:height="0.326cm" svg:x="21.746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085" draw:style-name="Mgr4" draw:text-style-name="MP4" draw:layer="layout" svg:width="0.326cm" svg:height="0.326cm" svg:x="21.746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86" draw:style-name="Mgr4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7" draw:style-name="Mgr4" draw:text-style-name="MP4" draw:layer="layout" svg:width="0.326cm" svg:height="0.326cm" svg:x="21.746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088" draw:style-name="Mgr4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089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090" draw:style-name="Mgr4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1" draw:style-name="Mgr4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92" draw:style-name="Mgr4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3" draw:style-name="Mgr4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4" draw:style-name="Mgr4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2095" draw:style-name="Mgr4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6" draw:style-name="Mgr4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7" draw:style-name="Mgr4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098" draw:style-name="Mgr4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099" draw:style-name="Mgr4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2100" draw:style-name="Mgr4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01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02" draw:style-name="Mgr4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03" draw:style-name="Mgr4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04" draw:style-name="Mgr4" draw:text-style-name="MP4" draw:layer="layout" svg:width="0.326cm" svg:height="0.326cm" svg:x="22.55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2105" draw:style-name="Mgr4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6" draw:style-name="Mgr4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7" draw:style-name="Mgr4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2108" draw:style-name="Mgr4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09" draw:style-name="Mgr4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2110" draw:style-name="Mgr4" draw:text-style-name="MP4" draw:layer="layout" svg:width="0.326cm" svg:height="0.326cm" svg:x="22.55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2111" draw:style-name="Mgr4" draw:text-style-name="MP4" draw:layer="layout" svg:width="0.326cm" svg:height="0.326cm" svg:x="22.96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2" draw:style-name="Mgr4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3" draw:style-name="Mgr4" draw:text-style-name="MP4" draw:layer="layout" svg:width="0.326cm" svg:height="0.326cm" svg:x="22.96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4" draw:style-name="Mgr4" draw:text-style-name="MP4" draw:layer="layout" svg:width="0.326cm" svg:height="0.326cm" svg:x="22.964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2115" draw:style-name="Mgr4" draw:text-style-name="MP4" draw:layer="layout" svg:width="0.326cm" svg:height="0.326cm" svg:x="22.96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2116" draw:style-name="Mgr4" draw:text-style-name="MP4" draw:layer="layout" svg:width="0.326cm" svg:height="0.326cm" svg:x="23.3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2117" draw:style-name="Mgr4" draw:text-style-name="MP4" draw:layer="layout" svg:width="0.326cm" svg:height="0.326cm" svg:x="23.3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2118" draw:style-name="Mgr4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draw:name="Shape 2119" presentation:style-name="Mpr6" draw:text-style-name="MP7" draw:layer="backgroundobjects" svg:width="1.523cm" svg:height="1.092cm" svg:x="0.254cm" svg:y="13.1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2">
      <draw:frame draw:name="Shape 1564" presentation:style-name="Mpr9" draw:text-style-name="MP4" draw:layer="backgroundobjects" svg:width="18.78cm" svg:height="2.381cm" svg:x="1.995cm" svg:y="2.054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565" presentation:style-name="Mpr10" draw:text-style-name="MP4" draw:layer="backgroundobjects" svg:width="18.78cm" svg:height="8.278cm" svg:x="1.995cm" svg:y="4.815cm" presentation:class="outline" presentation:user-transformed="true">
        <draw:text-box>
          <text:p text:style-name="MP5"><text:span text:style-name="MT2">Click to edit the outline text format</text:span></text:p>
          <text:list text:style-name="ML7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1566">
        <draw:custom-shape draw:name="Shape 1567" draw:style-name="Mgr5" draw:text-style-name="MP4" draw:layer="layout" svg:width="0.326cm" svg:height="0.326cm" svg:x="24.587cm" svg:y="0.08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68" draw:style-name="Mgr5" draw:text-style-name="MP4" draw:layer="layout" svg:width="0.326cm" svg:height="0.326cm" svg:x="24.587cm" svg:y="0.48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69" draw:style-name="Mgr5" draw:text-style-name="MP4" draw:layer="layout" svg:width="0.326cm" svg:height="0.326cm" svg:x="24.587cm" svg:y="0.892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70" draw:style-name="Mgr5" draw:text-style-name="MP4" draw:layer="layout" svg:width="0.326cm" svg:height="0.326cm" svg:x="24.587cm" svg:y="1.29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1" draw:style-name="Mgr5" draw:text-style-name="MP4" draw:layer="layout" svg:width="0.326cm" svg:height="0.326cm" svg:x="24.587cm" svg:y="1.70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2" draw:style-name="Mgr5" draw:text-style-name="MP4" draw:layer="layout" svg:width="0.326cm" svg:height="0.326cm" svg:x="24.587cm" svg:y="2.109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3" draw:style-name="Mgr5" draw:text-style-name="MP4" draw:layer="layout" svg:width="0.326cm" svg:height="0.326cm" svg:x="24.587cm" svg:y="2.51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4" draw:style-name="Mgr5" draw:text-style-name="MP4" draw:layer="layout" svg:width="0.326cm" svg:height="0.326cm" svg:x="24.587cm" svg:y="2.92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75" draw:style-name="Mgr5" draw:text-style-name="MP4" draw:layer="layout" svg:width="0.326cm" svg:height="0.326cm" svg:x="24.58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76" draw:style-name="Mgr5" draw:text-style-name="MP4" draw:layer="layout" svg:width="0.326cm" svg:height="0.326cm" svg:x="24.587cm" svg:y="3.73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77" draw:style-name="Mgr5" draw:text-style-name="MP4" draw:layer="layout" svg:width="0.326cm" svg:height="0.326cm" svg:x="24.587cm" svg:y="4.13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78" draw:style-name="Mgr5" draw:text-style-name="MP4" draw:layer="layout" svg:width="0.326cm" svg:height="0.326cm" svg:x="24.587cm" svg:y="4.545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79" draw:style-name="Mgr5" draw:text-style-name="MP4" draw:layer="layout" svg:width="0.326cm" svg:height="0.326cm" svg:x="24.587cm" svg:y="4.9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0" draw:style-name="Mgr5" draw:text-style-name="MP4" draw:layer="layout" svg:width="0.326cm" svg:height="0.326cm" svg:x="24.587cm" svg:y="5.357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1" draw:style-name="Mgr5" draw:text-style-name="MP4" draw:layer="layout" svg:width="0.326cm" svg:height="0.326cm" svg:x="24.587cm" svg:y="5.76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2" draw:style-name="Mgr5" draw:text-style-name="MP4" draw:layer="layout" svg:width="0.326cm" svg:height="0.326cm" svg:x="24.587cm" svg:y="6.16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3" draw:style-name="Mgr5" draw:text-style-name="MP4" draw:layer="layout" svg:width="0.326cm" svg:height="0.326cm" svg:x="24.58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84" draw:style-name="Mgr5" draw:text-style-name="MP4" draw:layer="layout" svg:width="0.326cm" svg:height="0.326cm" svg:x="24.587cm" svg:y="6.9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85" draw:style-name="Mgr5" draw:text-style-name="MP4" draw:layer="layout" svg:width="0.326cm" svg:height="0.326cm" svg:x="24.587cm" svg:y="7.3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86" draw:style-name="Mgr5" draw:text-style-name="MP4" draw:layer="layout" svg:width="0.326cm" svg:height="0.326cm" svg:x="24.587cm" svg:y="7.792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7" draw:style-name="Mgr5" draw:text-style-name="MP4" draw:layer="layout" svg:width="0.326cm" svg:height="0.326cm" svg:x="24.587cm" svg:y="8.198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88" draw:style-name="Mgr5" draw:text-style-name="MP4" draw:layer="layout" svg:width="0.326cm" svg:height="0.326cm" svg:x="24.587cm" svg:y="8.604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89" draw:style-name="Mgr5" draw:text-style-name="MP4" draw:layer="layout" svg:width="0.326cm" svg:height="0.326cm" svg:x="24.587cm" svg:y="9.0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0" draw:style-name="Mgr5" draw:text-style-name="MP4" draw:layer="layout" svg:width="0.326cm" svg:height="0.326cm" svg:x="24.587cm" svg:y="9.41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1" draw:style-name="Mgr5" draw:text-style-name="MP4" draw:layer="layout" svg:width="0.326cm" svg:height="0.326cm" svg:x="24.587cm" svg:y="9.822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92" draw:style-name="Mgr5" draw:text-style-name="MP4" draw:layer="layout" svg:width="0.326cm" svg:height="0.326cm" svg:x="24.587cm" svg:y="10.228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593" draw:style-name="Mgr5" draw:text-style-name="MP4" draw:layer="layout" svg:width="0.326cm" svg:height="0.326cm" svg:x="24.587cm" svg:y="10.63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594" draw:style-name="Mgr5" draw:text-style-name="MP4" draw:layer="layout" svg:width="0.326cm" svg:height="0.326cm" svg:x="24.587cm" svg:y="11.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5" draw:style-name="Mgr5" draw:text-style-name="MP4" draw:layer="layout" svg:width="0.326cm" svg:height="0.326cm" svg:x="24.587cm" svg:y="11.4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6" draw:style-name="Mgr5" draw:text-style-name="MP4" draw:layer="layout" svg:width="0.326cm" svg:height="0.326cm" svg:x="24.587cm" svg:y="11.85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7" draw:style-name="Mgr5" draw:text-style-name="MP4" draw:layer="layout" svg:width="0.326cm" svg:height="0.326cm" svg:x="24.587cm" svg:y="12.2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598" draw:style-name="Mgr5" draw:text-style-name="MP4" draw:layer="layout" svg:width="0.326cm" svg:height="0.326cm" svg:x="24.587cm" svg:y="12.663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599" draw:style-name="Mgr5" draw:text-style-name="MP4" draw:layer="layout" svg:width="0.326cm" svg:height="0.326cm" svg:x="24.587cm" svg:y="13.069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600" draw:style-name="Mgr5" draw:text-style-name="MP4" draw:layer="layout" svg:width="0.326cm" svg:height="0.326cm" svg:x="24.587cm" svg:y="13.475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601" draw:style-name="Mgr5" draw:text-style-name="MP4" draw:layer="layout" svg:width="0.326cm" svg:height="0.326cm" svg:x="24.587cm" svg:y="13.881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602" draw:style-name="Mgr5" draw:text-style-name="MP4" draw:layer="layout" svg:width="0.326cm" svg:height="0.326cm" svg:x="24.993cm" svg:y="0.08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03" draw:style-name="Mgr5" draw:text-style-name="MP4" draw:layer="layout" svg:width="0.326cm" svg:height="0.326cm" svg:x="24.993cm" svg:y="0.892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04" draw:style-name="Mgr5" draw:text-style-name="MP4" draw:layer="layout" svg:width="0.326cm" svg:height="0.326cm" svg:x="24.993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05" draw:style-name="Mgr5" draw:text-style-name="MP4" draw:layer="layout" svg:width="0.326cm" svg:height="0.326cm" svg:x="24.993cm" svg:y="2.51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06" draw:style-name="Mgr5" draw:text-style-name="MP4" draw:layer="layout" svg:width="0.326cm" svg:height="0.326cm" svg:x="24.993cm" svg:y="3.327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07" draw:style-name="Mgr5" draw:text-style-name="MP4" draw:layer="layout" svg:width="0.326cm" svg:height="0.326cm" svg:x="24.993cm" svg:y="3.733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08" draw:style-name="Mgr5" draw:text-style-name="MP4" draw:layer="layout" svg:width="0.326cm" svg:height="0.326cm" svg:x="24.993cm" svg:y="5.357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09" draw:style-name="Mgr5" draw:text-style-name="MP4" draw:layer="layout" svg:width="0.326cm" svg:height="0.326cm" svg:x="24.993cm" svg:y="5.763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0" draw:style-name="Mgr5" draw:text-style-name="MP4" draw:layer="layout" svg:width="0.326cm" svg:height="0.326cm" svg:x="24.993cm" svg:y="6.16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11" draw:style-name="Mgr5" draw:text-style-name="MP4" draw:layer="layout" svg:width="0.326cm" svg:height="0.326cm" svg:x="24.993cm" svg:y="6.574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2" draw:style-name="Mgr5" draw:text-style-name="MP4" draw:layer="layout" svg:width="0.326cm" svg:height="0.326cm" svg:x="24.993cm" svg:y="7.386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3" draw:style-name="Mgr5" draw:text-style-name="MP4" draw:layer="layout" svg:width="0.326cm" svg:height="0.326cm" svg:x="24.993cm" svg:y="8.198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14" draw:style-name="Mgr5" draw:text-style-name="MP4" draw:layer="layout" svg:width="0.326cm" svg:height="0.326cm" svg:x="24.993cm" svg:y="8.6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5" draw:style-name="Mgr5" draw:text-style-name="MP4" draw:layer="layout" svg:width="0.326cm" svg:height="0.326cm" svg:x="24.993cm" svg:y="9.416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16" draw:style-name="Mgr5" draw:text-style-name="MP4" draw:layer="layout" svg:width="0.326cm" svg:height="0.326cm" svg:x="24.993cm" svg:y="9.822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17" draw:style-name="Mgr5" draw:text-style-name="MP4" draw:layer="layout" svg:width="0.326cm" svg:height="0.326cm" svg:x="24.993cm" svg:y="10.228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18" draw:style-name="Mgr5" draw:text-style-name="MP4" draw:layer="layout" svg:width="0.326cm" svg:height="0.326cm" svg:x="24.993cm" svg:y="10.63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19" draw:style-name="Mgr5" draw:text-style-name="MP4" draw:layer="layout" svg:width="0.326cm" svg:height="0.326cm" svg:x="24.993cm" svg:y="11.85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20" draw:style-name="Mgr5" draw:text-style-name="MP4" draw:layer="layout" svg:width="0.326cm" svg:height="0.326cm" svg:x="24.993cm" svg:y="12.25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1" draw:style-name="Mgr5" draw:text-style-name="MP4" draw:layer="layout" svg:width="0.326cm" svg:height="0.326cm" svg:x="24.993cm" svg:y="13.069cm">
          <text:p/>
          <draw:enhanced-geometry draw:mirror-horizontal="false" draw:mirror-vertical="false" svg:viewBox="0 0 4856 4857" draw:type="non-primitive" draw:enhanced-path="M 0 1 L 0 4856 4856 4856 4856 1 Z N"/>
        </draw:custom-shape>
        <draw:custom-shape draw:name="Shape 1622" draw:style-name="Mgr5" draw:text-style-name="MP4" draw:layer="layout" svg:width="0.326cm" svg:height="0.326cm" svg:x="24.993cm" svg:y="13.475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23" draw:style-name="Mgr5" draw:text-style-name="MP4" draw:layer="layout" svg:width="0.326cm" svg:height="0.326cm" svg:x="24.993cm" svg:y="13.881cm">
          <text:p/>
          <draw:enhanced-geometry draw:mirror-horizontal="false" draw:mirror-vertical="false" svg:viewBox="0 0 4856 4856" draw:type="non-primitive" draw:enhanced-path="M 0 1 L 0 4856 4856 4856 4856 1 Z N"/>
        </draw:custom-shape>
      </draw:g>
      <draw:g draw:name="Shape 1624">
        <draw:custom-shape draw:name="Shape 1625" draw:style-name="Mgr6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26" draw:style-name="Mgr6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7" draw:style-name="Mgr6" draw:text-style-name="MP4" draw:layer="layout" svg:width="0.326cm" svg:height="0.326cm" svg:x="21.746cm" svg:y="1.70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28" draw:style-name="Mgr6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29" draw:style-name="Mgr6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30" draw:style-name="Mgr6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1" draw:style-name="Mgr6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2" draw:style-name="Mgr6" draw:text-style-name="MP4" draw:layer="layout" svg:width="0.326cm" svg:height="0.326cm" svg:x="21.746cm" svg:y="6.9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633" draw:style-name="Mgr6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4" draw:style-name="Mgr6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5" draw:style-name="Mgr6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6" draw:style-name="Mgr6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637" draw:style-name="Mgr6" draw:text-style-name="MP4" draw:layer="layout" svg:width="0.326cm" svg:height="0.326cm" svg:x="21.746cm" svg:y="12.663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638" draw:style-name="Mgr6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39" draw:style-name="Mgr6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40" draw:style-name="Mgr6" draw:text-style-name="MP4" draw:layer="layout" svg:width="0.326cm" svg:height="0.326cm" svg:x="22.152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1" draw:style-name="Mgr6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2" draw:style-name="Mgr6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3" draw:style-name="Mgr6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4" draw:style-name="Mgr6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45" draw:style-name="Mgr6" draw:text-style-name="MP4" draw:layer="layout" svg:width="0.326cm" svg:height="0.326cm" svg:x="22.152cm" svg:y="3.327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46" draw:style-name="Mgr6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47" draw:style-name="Mgr6" draw:text-style-name="MP4" draw:layer="layout" svg:width="0.326cm" svg:height="0.326cm" svg:x="22.152cm" svg:y="4.13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48" draw:style-name="Mgr6" draw:text-style-name="MP4" draw:layer="layout" svg:width="0.326cm" svg:height="0.326cm" svg:x="22.152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49" draw:style-name="Mgr6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0" draw:style-name="Mgr6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1" draw:style-name="Mgr6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2" draw:style-name="Mgr6" draw:text-style-name="MP4" draw:layer="layout" svg:width="0.326cm" svg:height="0.326cm" svg:x="22.152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53" draw:style-name="Mgr6" draw:text-style-name="MP4" draw:layer="layout" svg:width="0.326cm" svg:height="0.326cm" svg:x="22.152cm" svg:y="7.3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54" draw:style-name="Mgr6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5" draw:style-name="Mgr6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6" draw:style-name="Mgr6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7" draw:style-name="Mgr6" draw:text-style-name="MP4" draw:layer="layout" svg:width="0.326cm" svg:height="0.326cm" svg:x="22.152cm" svg:y="9.0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58" draw:style-name="Mgr6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59" draw:style-name="Mgr6" draw:text-style-name="MP4" draw:layer="layout" svg:width="0.326cm" svg:height="0.326cm" svg:x="22.152cm" svg:y="9.822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60" draw:style-name="Mgr6" draw:text-style-name="MP4" draw:layer="layout" svg:width="0.326cm" svg:height="0.326cm" svg:x="22.152cm" svg:y="10.22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61" draw:style-name="Mgr6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2" draw:style-name="Mgr6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63" draw:style-name="Mgr6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4" draw:style-name="Mgr6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65" draw:style-name="Mgr6" draw:text-style-name="MP4" draw:layer="layout" svg:width="0.326cm" svg:height="0.326cm" svg:x="22.15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6" draw:style-name="Mgr6" draw:text-style-name="MP4" draw:layer="layout" svg:width="0.326cm" svg:height="0.326cm" svg:x="22.152cm" svg:y="13.069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67" draw:style-name="Mgr6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68" draw:style-name="Mgr6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69" draw:style-name="Mgr6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70" draw:style-name="Mgr6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1" draw:style-name="Mgr6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2" draw:style-name="Mgr6" draw:text-style-name="MP4" draw:layer="layout" svg:width="0.326cm" svg:height="0.326cm" svg:x="22.558cm" svg:y="3.327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73" draw:style-name="Mgr6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4" draw:style-name="Mgr6" draw:text-style-name="MP4" draw:layer="layout" svg:width="0.326cm" svg:height="0.326cm" svg:x="22.558cm" svg:y="6.16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5" draw:style-name="Mgr6" draw:text-style-name="MP4" draw:layer="layout" svg:width="0.326cm" svg:height="0.326cm" svg:x="22.558cm" svg:y="6.574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676" draw:style-name="Mgr6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77" draw:style-name="Mgr6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78" draw:style-name="Mgr6" draw:text-style-name="MP4" draw:layer="layout" svg:width="0.326cm" svg:height="0.326cm" svg:x="22.558cm" svg:y="12.6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79" draw:style-name="Mgr6" draw:text-style-name="MP4" draw:layer="layout" svg:width="0.326cm" svg:height="0.326cm" svg:x="22.558cm" svg:y="13.88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80" draw:style-name="Mgr6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81" draw:style-name="Mgr6" draw:text-style-name="MP4" draw:layer="layout" svg:width="0.326cm" svg:height="0.326cm" svg:x="22.964cm" svg:y="4.5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82" draw:style-name="Mgr6" draw:text-style-name="MP4" draw:layer="layout" svg:width="0.326cm" svg:height="0.326cm" svg:x="22.96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3" draw:style-name="Mgr6" draw:text-style-name="MP4" draw:layer="layout" svg:width="0.326cm" svg:height="0.326cm" svg:x="23.37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84" draw:style-name="Mgr6" draw:text-style-name="MP4" draw:layer="layout" svg:width="0.326cm" svg:height="0.326cm" svg:x="23.776cm" svg:y="6.574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685" draw:style-name="Mgr6" draw:text-style-name="MP4" draw:layer="layout" svg:width="0.326cm" svg:height="0.326cm" svg:x="23.776cm" svg:y="13.475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86" draw:style-name="Mgr6" draw:text-style-name="MP4" draw:layer="layout" svg:width="0.326cm" svg:height="0.326cm" svg:x="24.587cm" svg:y="2.109cm">
          <text:p/>
          <draw:enhanced-geometry draw:mirror-horizontal="false" draw:mirror-vertical="false" svg:viewBox="0 0 4856 4856" draw:type="non-primitive" draw:enhanced-path="M 0 0 L 0 4855 4856 4855 4856 0 Z N"/>
        </draw:custom-shape>
      </draw:g>
      <draw:g draw:name="Shape 1687">
        <draw:custom-shape draw:name="Shape 1688" draw:style-name="Mgr3" draw:text-style-name="MP4" draw:layer="layout" svg:width="0.326cm" svg:height="0.326cm" svg:x="21.34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689" draw:style-name="Mgr3" draw:text-style-name="MP4" draw:layer="layout" svg:width="0.326cm" svg:height="0.326cm" svg:x="21.34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90" draw:style-name="Mgr3" draw:text-style-name="MP4" draw:layer="layout" svg:width="0.326cm" svg:height="0.326cm" svg:x="21.34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91" draw:style-name="Mgr3" draw:text-style-name="MP4" draw:layer="layout" svg:width="0.326cm" svg:height="0.326cm" svg:x="21.34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692" draw:style-name="Mgr3" draw:text-style-name="MP4" draw:layer="layout" svg:width="0.326cm" svg:height="0.326cm" svg:x="21.34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93" draw:style-name="Mgr3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694" draw:style-name="Mgr3" draw:text-style-name="MP4" draw:layer="layout" svg:width="0.326cm" svg:height="0.326cm" svg:x="21.34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695" draw:style-name="Mgr3" draw:text-style-name="MP4" draw:layer="layout" svg:width="0.326cm" svg:height="0.326cm" svg:x="21.746cm" svg:y="0.0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96" draw:style-name="Mgr3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697" draw:style-name="Mgr3" draw:text-style-name="MP4" draw:layer="layout" svg:width="0.326cm" svg:height="0.326cm" svg:x="21.746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698" draw:style-name="Mgr3" draw:text-style-name="MP4" draw:layer="layout" svg:width="0.326cm" svg:height="0.326cm" svg:x="21.746cm" svg:y="2.921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699" draw:style-name="Mgr3" draw:text-style-name="MP4" draw:layer="layout" svg:width="0.326cm" svg:height="0.326cm" svg:x="21.746cm" svg:y="3.733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00" draw:style-name="Mgr3" draw:text-style-name="MP4" draw:layer="layout" svg:width="0.326cm" svg:height="0.326cm" svg:x="21.746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1" draw:style-name="Mgr3" draw:text-style-name="MP4" draw:layer="layout" svg:width="0.326cm" svg:height="0.326cm" svg:x="21.74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2" draw:style-name="Mgr3" draw:text-style-name="MP4" draw:layer="layout" svg:width="0.326cm" svg:height="0.326cm" svg:x="21.746cm" svg:y="6.98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3" draw:style-name="Mgr3" draw:text-style-name="MP4" draw:layer="layout" svg:width="0.326cm" svg:height="0.326cm" svg:x="21.746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4" draw:style-name="Mgr3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05" draw:style-name="Mgr3" draw:text-style-name="MP4" draw:layer="layout" svg:width="0.326cm" svg:height="0.326cm" svg:x="21.746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06" draw:style-name="Mgr3" draw:text-style-name="MP4" draw:layer="layout" svg:width="0.326cm" svg:height="0.326cm" svg:x="21.746cm" svg:y="9.01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07" draw:style-name="Mgr3" draw:text-style-name="MP4" draw:layer="layout" svg:width="0.326cm" svg:height="0.326cm" svg:x="21.746cm" svg:y="9.41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08" draw:style-name="Mgr3" draw:text-style-name="MP4" draw:layer="layout" svg:width="0.326cm" svg:height="0.326cm" svg:x="21.746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09" draw:style-name="Mgr3" draw:text-style-name="MP4" draw:layer="layout" svg:width="0.326cm" svg:height="0.326cm" svg:x="21.746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10" draw:style-name="Mgr3" draw:text-style-name="MP4" draw:layer="layout" svg:width="0.326cm" svg:height="0.326cm" svg:x="21.746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11" draw:style-name="Mgr3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12" draw:style-name="Mgr3" draw:text-style-name="MP4" draw:layer="layout" svg:width="0.326cm" svg:height="0.326cm" svg:x="21.746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13" draw:style-name="Mgr3" draw:text-style-name="MP4" draw:layer="layout" svg:width="0.326cm" svg:height="0.326cm" svg:x="21.746cm" svg:y="13.069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14" draw:style-name="Mgr3" draw:text-style-name="MP4" draw:layer="layout" svg:width="0.326cm" svg:height="0.326cm" svg:x="22.152cm" svg:y="0.4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15" draw:style-name="Mgr3" draw:text-style-name="MP4" draw:layer="layout" svg:width="0.326cm" svg:height="0.326cm" svg:x="22.152cm" svg:y="0.8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6" draw:style-name="Mgr3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7" draw:style-name="Mgr3" draw:text-style-name="MP4" draw:layer="layout" svg:width="0.326cm" svg:height="0.326cm" svg:x="22.152cm" svg:y="2.51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18" draw:style-name="Mgr3" draw:text-style-name="MP4" draw:layer="layout" svg:width="0.326cm" svg:height="0.326cm" svg:x="22.152cm" svg:y="2.921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19" draw:style-name="Mgr3" draw:text-style-name="MP4" draw:layer="layout" svg:width="0.326cm" svg:height="0.326cm" svg:x="22.152cm" svg:y="3.327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0" draw:style-name="Mgr3" draw:text-style-name="MP4" draw:layer="layout" svg:width="0.326cm" svg:height="0.326cm" svg:x="22.152cm" svg:y="3.733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21" draw:style-name="Mgr3" draw:text-style-name="MP4" draw:layer="layout" svg:width="0.326cm" svg:height="0.326cm" svg:x="22.152cm" svg:y="4.9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2" draw:style-name="Mgr3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3" draw:style-name="Mgr3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4" draw:style-name="Mgr3" draw:text-style-name="MP4" draw:layer="layout" svg:width="0.326cm" svg:height="0.326cm" svg:x="22.152cm" svg:y="6.16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5" draw:style-name="Mgr3" draw:text-style-name="MP4" draw:layer="layout" svg:width="0.326cm" svg:height="0.326cm" svg:x="22.152cm" svg:y="6.574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26" draw:style-name="Mgr3" draw:text-style-name="MP4" draw:layer="layout" svg:width="0.326cm" svg:height="0.326cm" svg:x="22.152cm" svg:y="6.9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27" draw:style-name="Mgr3" draw:text-style-name="MP4" draw:layer="layout" svg:width="0.326cm" svg:height="0.326cm" svg:x="22.152cm" svg:y="7.38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28" draw:style-name="Mgr3" draw:text-style-name="MP4" draw:layer="layout" svg:width="0.326cm" svg:height="0.326cm" svg:x="22.152cm" svg:y="7.792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29" draw:style-name="Mgr3" draw:text-style-name="MP4" draw:layer="layout" svg:width="0.326cm" svg:height="0.326cm" svg:x="22.152cm" svg:y="8.19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30" draw:style-name="Mgr3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1" draw:style-name="Mgr3" draw:text-style-name="MP4" draw:layer="layout" svg:width="0.326cm" svg:height="0.326cm" svg:x="22.152cm" svg:y="9.41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2" draw:style-name="Mgr3" draw:text-style-name="MP4" draw:layer="layout" svg:width="0.326cm" svg:height="0.326cm" svg:x="22.152cm" svg:y="10.228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3" draw:style-name="Mgr3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4" draw:style-name="Mgr3" draw:text-style-name="MP4" draw:layer="layout" svg:width="0.326cm" svg:height="0.326cm" svg:x="22.152cm" svg:y="11.04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35" draw:style-name="Mgr3" draw:text-style-name="MP4" draw:layer="layout" svg:width="0.326cm" svg:height="0.326cm" svg:x="22.152cm" svg:y="11.4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6" draw:style-name="Mgr3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37" draw:style-name="Mgr3" draw:text-style-name="MP4" draw:layer="layout" svg:width="0.326cm" svg:height="0.326cm" svg:x="22.152cm" svg:y="12.66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38" draw:style-name="Mgr3" draw:text-style-name="MP4" draw:layer="layout" svg:width="0.326cm" svg:height="0.326cm" svg:x="22.152cm" svg:y="13.06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39" draw:style-name="Mgr3" draw:text-style-name="MP4" draw:layer="layout" svg:width="0.326cm" svg:height="0.326cm" svg:x="22.152cm" svg:y="13.47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740" draw:style-name="Mgr3" draw:text-style-name="MP4" draw:layer="layout" svg:width="0.326cm" svg:height="0.326cm" svg:x="22.558cm" svg:y="0.486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41" draw:style-name="Mgr3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2" draw:style-name="Mgr3" draw:text-style-name="MP4" draw:layer="layout" svg:width="0.326cm" svg:height="0.326cm" svg:x="22.558cm" svg:y="2.10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3" draw:style-name="Mgr3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4" draw:style-name="Mgr3" draw:text-style-name="MP4" draw:layer="layout" svg:width="0.326cm" svg:height="0.326cm" svg:x="22.558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45" draw:style-name="Mgr3" draw:text-style-name="MP4" draw:layer="layout" svg:width="0.326cm" svg:height="0.326cm" svg:x="22.558cm" svg:y="4.139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6" draw:style-name="Mgr3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47" draw:style-name="Mgr3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8" draw:style-name="Mgr3" draw:text-style-name="MP4" draw:layer="layout" svg:width="0.326cm" svg:height="0.326cm" svg:x="22.558cm" svg:y="5.76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49" draw:style-name="Mgr3" draw:text-style-name="MP4" draw:layer="layout" svg:width="0.326cm" svg:height="0.326cm" svg:x="22.558cm" svg:y="6.57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50" draw:style-name="Mgr3" draw:text-style-name="MP4" draw:layer="layout" svg:width="0.326cm" svg:height="0.326cm" svg:x="22.558cm" svg:y="7.38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1" draw:style-name="Mgr3" draw:text-style-name="MP4" draw:layer="layout" svg:width="0.326cm" svg:height="0.326cm" svg:x="22.558cm" svg:y="8.19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2" draw:style-name="Mgr3" draw:text-style-name="MP4" draw:layer="layout" svg:width="0.326cm" svg:height="0.326cm" svg:x="22.558cm" svg:y="8.60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3" draw:style-name="Mgr3" draw:text-style-name="MP4" draw:layer="layout" svg:width="0.326cm" svg:height="0.326cm" svg:x="22.558cm" svg:y="9.82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54" draw:style-name="Mgr3" draw:text-style-name="MP4" draw:layer="layout" svg:width="0.326cm" svg:height="0.326cm" svg:x="22.558cm" svg:y="10.22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55" draw:style-name="Mgr3" draw:text-style-name="MP4" draw:layer="layout" svg:width="0.326cm" svg:height="0.326cm" svg:x="22.558cm" svg:y="10.634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6" draw:style-name="Mgr3" draw:text-style-name="MP4" draw:layer="layout" svg:width="0.326cm" svg:height="0.326cm" svg:x="22.558cm" svg:y="11.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57" draw:style-name="Mgr3" draw:text-style-name="MP4" draw:layer="layout" svg:width="0.326cm" svg:height="0.326cm" svg:x="22.558cm" svg:y="11.445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8" draw:style-name="Mgr3" draw:text-style-name="MP4" draw:layer="layout" svg:width="0.326cm" svg:height="0.326cm" svg:x="22.558cm" svg:y="12.2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759" draw:style-name="Mgr3" draw:text-style-name="MP4" draw:layer="layout" svg:width="0.326cm" svg:height="0.326cm" svg:x="22.558cm" svg:y="12.66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60" draw:style-name="Mgr3" draw:text-style-name="MP4" draw:layer="layout" svg:width="0.326cm" svg:height="0.326cm" svg:x="22.964cm" svg:y="0.0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61" draw:style-name="Mgr3" draw:text-style-name="MP4" draw:layer="layout" svg:width="0.326cm" svg:height="0.326cm" svg:x="22.964cm" svg:y="0.486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62" draw:style-name="Mgr3" draw:text-style-name="MP4" draw:layer="layout" svg:width="0.326cm" svg:height="0.326cm" svg:x="22.964cm" svg:y="1.703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3" draw:style-name="Mgr3" draw:text-style-name="MP4" draw:layer="layout" svg:width="0.326cm" svg:height="0.326cm" svg:x="22.964cm" svg:y="2.51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4" draw:style-name="Mgr3" draw:text-style-name="MP4" draw:layer="layout" svg:width="0.326cm" svg:height="0.326cm" svg:x="22.964cm" svg:y="3.327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65" draw:style-name="Mgr3" draw:text-style-name="MP4" draw:layer="layout" svg:width="0.326cm" svg:height="0.326cm" svg:x="22.964cm" svg:y="4.545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6" draw:style-name="Mgr3" draw:text-style-name="MP4" draw:layer="layout" svg:width="0.326cm" svg:height="0.326cm" svg:x="22.964cm" svg:y="5.357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7" draw:style-name="Mgr3" draw:text-style-name="MP4" draw:layer="layout" svg:width="0.326cm" svg:height="0.326cm" svg:x="22.964cm" svg:y="6.574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68" draw:style-name="Mgr3" draw:text-style-name="MP4" draw:layer="layout" svg:width="0.326cm" svg:height="0.326cm" svg:x="22.964cm" svg:y="7.386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69" draw:style-name="Mgr3" draw:text-style-name="MP4" draw:layer="layout" svg:width="0.326cm" svg:height="0.326cm" svg:x="22.964cm" svg:y="7.792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0" draw:style-name="Mgr3" draw:text-style-name="MP4" draw:layer="layout" svg:width="0.326cm" svg:height="0.326cm" svg:x="22.964cm" svg:y="8.60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1" draw:style-name="Mgr3" draw:text-style-name="MP4" draw:layer="layout" svg:width="0.326cm" svg:height="0.326cm" svg:x="22.964cm" svg:y="9.0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72" draw:style-name="Mgr3" draw:text-style-name="MP4" draw:layer="layout" svg:width="0.326cm" svg:height="0.326cm" svg:x="22.964cm" svg:y="9.416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3" draw:style-name="Mgr3" draw:text-style-name="MP4" draw:layer="layout" svg:width="0.326cm" svg:height="0.326cm" svg:x="22.964cm" svg:y="10.228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4" draw:style-name="Mgr3" draw:text-style-name="MP4" draw:layer="layout" svg:width="0.326cm" svg:height="0.326cm" svg:x="22.964cm" svg:y="10.634cm">
          <text:p/>
          <draw:enhanced-geometry draw:mirror-horizontal="false" draw:mirror-vertical="false" svg:viewBox="0 0 4857 4856" draw:type="non-primitive" draw:enhanced-path="M 1 1 L 1 4856 4856 4856 4856 1 Z N"/>
        </draw:custom-shape>
        <draw:custom-shape draw:name="Shape 1775" draw:style-name="Mgr3" draw:text-style-name="MP4" draw:layer="layout" svg:width="0.326cm" svg:height="0.326cm" svg:x="22.964cm" svg:y="11.851cm">
          <text:p/>
          <draw:enhanced-geometry draw:mirror-horizontal="false" draw:mirror-vertical="false" svg:viewBox="0 0 4857 4856" draw:type="non-primitive" draw:enhanced-path="M 1 0 L 1 4855 4856 4855 4856 0 Z N"/>
        </draw:custom-shape>
        <draw:custom-shape draw:name="Shape 1776" draw:style-name="Mgr3" draw:text-style-name="MP4" draw:layer="layout" svg:width="0.326cm" svg:height="0.326cm" svg:x="22.964cm" svg:y="12.663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777" draw:style-name="Mgr3" draw:text-style-name="MP4" draw:layer="layout" svg:width="0.326cm" svg:height="0.326cm" svg:x="22.964cm" svg:y="13.069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778" draw:style-name="Mgr3" draw:text-style-name="MP4" draw:layer="layout" svg:width="0.326cm" svg:height="0.326cm" svg:x="23.37cm" svg:y="0.08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79" draw:style-name="Mgr3" draw:text-style-name="MP4" draw:layer="layout" svg:width="0.326cm" svg:height="0.326cm" svg:x="23.37cm" svg:y="2.51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0" draw:style-name="Mgr3" draw:text-style-name="MP4" draw:layer="layout" svg:width="0.326cm" svg:height="0.326cm" svg:x="23.37cm" svg:y="4.545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1" draw:style-name="Mgr3" draw:text-style-name="MP4" draw:layer="layout" svg:width="0.326cm" svg:height="0.326cm" svg:x="23.37cm" svg:y="6.574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82" draw:style-name="Mgr3" draw:text-style-name="MP4" draw:layer="layout" svg:width="0.326cm" svg:height="0.326cm" svg:x="23.37cm" svg:y="9.01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3" draw:style-name="Mgr3" draw:text-style-name="MP4" draw:layer="layout" svg:width="0.326cm" svg:height="0.326cm" svg:x="23.37cm" svg:y="11.04cm">
          <text:p/>
          <draw:enhanced-geometry draw:mirror-horizontal="false" draw:mirror-vertical="false" svg:viewBox="0 0 4856 4856" draw:type="non-primitive" draw:enhanced-path="M 0 0 L 0 4855 4856 4855 4856 0 Z N"/>
        </draw:custom-shape>
        <draw:custom-shape draw:name="Shape 1784" draw:style-name="Mgr3" draw:text-style-name="MP4" draw:layer="layout" svg:width="0.326cm" svg:height="0.326cm" svg:x="23.37cm" svg:y="11.445cm">
          <text:p/>
          <draw:enhanced-geometry draw:mirror-horizontal="false" draw:mirror-vertical="false" svg:viewBox="0 0 4856 4856" draw:type="non-primitive" draw:enhanced-path="M 0 1 L 0 4856 4856 4856 4856 1 Z N"/>
        </draw:custom-shape>
        <draw:custom-shape draw:name="Shape 1785" draw:style-name="Mgr3" draw:text-style-name="MP4" draw:layer="layout" svg:width="0.326cm" svg:height="0.326cm" svg:x="23.37cm" svg:y="13.069cm">
          <text:p/>
          <draw:enhanced-geometry draw:mirror-horizontal="false" draw:mirror-vertical="false" svg:viewBox="0 0 4856 4856" draw:type="non-primitive" draw:enhanced-path="M 0 0 L 0 4856 4856 4856 4856 0 Z N"/>
        </draw:custom-shape>
        <draw:custom-shape draw:name="Shape 1786" draw:style-name="Mgr3" draw:text-style-name="MP4" draw:layer="layout" svg:width="0.326cm" svg:height="0.326cm" svg:x="23.776cm" svg:y="0.892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87" draw:style-name="Mgr3" draw:text-style-name="MP4" draw:layer="layout" svg:width="0.326cm" svg:height="0.326cm" svg:x="23.776cm" svg:y="3.327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788" draw:style-name="Mgr3" draw:text-style-name="MP4" draw:layer="layout" svg:width="0.326cm" svg:height="0.326cm" svg:x="23.776cm" svg:y="6.168cm">
          <text:p/>
          <draw:enhanced-geometry draw:mirror-horizontal="false" draw:mirror-vertical="false" svg:viewBox="0 0 4856 4857" draw:type="non-primitive" draw:enhanced-path="M 1 1 L 1 4856 4856 4856 4856 1 Z N"/>
        </draw:custom-shape>
      </draw:g>
      <draw:g draw:name="Shape 1789">
        <draw:custom-shape draw:name="Shape 1790" draw:style-name="Mgr4" draw:text-style-name="MP4" draw:layer="layout" svg:width="0.326cm" svg:height="0.326cm" svg:x="21.34cm" svg:y="0.486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1" draw:style-name="Mgr4" draw:text-style-name="MP4" draw:layer="layout" svg:width="0.326cm" svg:height="0.326cm" svg:x="21.3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792" draw:style-name="Mgr4" draw:text-style-name="MP4" draw:layer="layout" svg:width="0.326cm" svg:height="0.326cm" svg:x="21.34cm" svg:y="6.98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3" draw:style-name="Mgr4" draw:text-style-name="MP4" draw:layer="layout" svg:width="0.326cm" svg:height="0.326cm" svg:x="21.34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794" draw:style-name="Mgr4" draw:text-style-name="MP4" draw:layer="layout" svg:width="0.326cm" svg:height="0.326cm" svg:x="21.746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95" draw:style-name="Mgr4" draw:text-style-name="MP4" draw:layer="layout" svg:width="0.326cm" svg:height="0.326cm" svg:x="21.746cm" svg:y="1.29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96" draw:style-name="Mgr4" draw:text-style-name="MP4" draw:layer="layout" svg:width="0.326cm" svg:height="0.326cm" svg:x="21.746cm" svg:y="2.109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797" draw:style-name="Mgr4" draw:text-style-name="MP4" draw:layer="layout" svg:width="0.326cm" svg:height="0.326cm" svg:x="21.746cm" svg:y="3.733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798" draw:style-name="Mgr4" draw:text-style-name="MP4" draw:layer="layout" svg:width="0.326cm" svg:height="0.326cm" svg:x="21.746cm" svg:y="4.139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799" draw:style-name="Mgr4" draw:text-style-name="MP4" draw:layer="layout" svg:width="0.326cm" svg:height="0.326cm" svg:x="21.746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0" draw:style-name="Mgr4" draw:text-style-name="MP4" draw:layer="layout" svg:width="0.326cm" svg:height="0.326cm" svg:x="21.746cm" svg:y="5.357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1" draw:style-name="Mgr4" draw:text-style-name="MP4" draw:layer="layout" svg:width="0.326cm" svg:height="0.326cm" svg:x="21.746cm" svg:y="5.763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2" draw:style-name="Mgr4" draw:text-style-name="MP4" draw:layer="layout" svg:width="0.326cm" svg:height="0.326cm" svg:x="21.746cm" svg:y="7.386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03" draw:style-name="Mgr4" draw:text-style-name="MP4" draw:layer="layout" svg:width="0.326cm" svg:height="0.326cm" svg:x="21.746cm" svg:y="7.792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4" draw:style-name="Mgr4" draw:text-style-name="MP4" draw:layer="layout" svg:width="0.326cm" svg:height="0.326cm" svg:x="21.746cm" svg:y="8.198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5" draw:style-name="Mgr4" draw:text-style-name="MP4" draw:layer="layout" svg:width="0.326cm" svg:height="0.326cm" svg:x="21.746cm" svg:y="9.822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06" draw:style-name="Mgr4" draw:text-style-name="MP4" draw:layer="layout" svg:width="0.326cm" svg:height="0.326cm" svg:x="21.746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07" draw:style-name="Mgr4" draw:text-style-name="MP4" draw:layer="layout" svg:width="0.326cm" svg:height="0.326cm" svg:x="21.746cm" svg:y="11.445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08" draw:style-name="Mgr4" draw:text-style-name="MP4" draw:layer="layout" svg:width="0.326cm" svg:height="0.326cm" svg:x="21.746cm" svg:y="11.851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09" draw:style-name="Mgr4" draw:text-style-name="MP4" draw:layer="layout" svg:width="0.326cm" svg:height="0.326cm" svg:x="21.746cm" svg:y="12.257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10" draw:style-name="Mgr4" draw:text-style-name="MP4" draw:layer="layout" svg:width="0.326cm" svg:height="0.326cm" svg:x="21.746cm" svg:y="13.069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11" draw:style-name="Mgr4" draw:text-style-name="MP4" draw:layer="layout" svg:width="0.326cm" svg:height="0.326cm" svg:x="22.152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2" draw:style-name="Mgr4" draw:text-style-name="MP4" draw:layer="layout" svg:width="0.326cm" svg:height="0.326cm" svg:x="22.152cm" svg:y="0.892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813" draw:style-name="Mgr4" draw:text-style-name="MP4" draw:layer="layout" svg:width="0.326cm" svg:height="0.326cm" svg:x="22.152cm" svg:y="1.703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4" draw:style-name="Mgr4" draw:text-style-name="MP4" draw:layer="layout" svg:width="0.326cm" svg:height="0.326cm" svg:x="22.152cm" svg:y="2.109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5" draw:style-name="Mgr4" draw:text-style-name="MP4" draw:layer="layout" svg:width="0.326cm" svg:height="0.326cm" svg:x="22.152cm" svg:y="3.733cm">
          <text:p/>
          <draw:enhanced-geometry draw:mirror-horizontal="false" draw:mirror-vertical="false" svg:viewBox="0 0 4856 4857" draw:type="non-primitive" draw:enhanced-path="M 1 1 L 1 4856 4856 4856 4856 1 Z N"/>
        </draw:custom-shape>
        <draw:custom-shape draw:name="Shape 1816" draw:style-name="Mgr4" draw:text-style-name="MP4" draw:layer="layout" svg:width="0.326cm" svg:height="0.326cm" svg:x="22.152cm" svg:y="5.357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7" draw:style-name="Mgr4" draw:text-style-name="MP4" draw:layer="layout" svg:width="0.326cm" svg:height="0.326cm" svg:x="22.152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18" draw:style-name="Mgr4" draw:text-style-name="MP4" draw:layer="layout" svg:width="0.326cm" svg:height="0.326cm" svg:x="22.152cm" svg:y="6.16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19" draw:style-name="Mgr4" draw:text-style-name="MP4" draw:layer="layout" svg:width="0.326cm" svg:height="0.326cm" svg:x="22.152cm" svg:y="8.604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20" draw:style-name="Mgr4" draw:text-style-name="MP4" draw:layer="layout" svg:width="0.326cm" svg:height="0.326cm" svg:x="22.152cm" svg:y="10.634cm">
          <text:p/>
          <draw:enhanced-geometry draw:mirror-horizontal="false" draw:mirror-vertical="false" svg:viewBox="0 0 4856 4856" draw:type="non-primitive" draw:enhanced-path="M 1 0 L 1 4856 4856 4856 4856 0 Z N"/>
        </draw:custom-shape>
        <draw:custom-shape draw:name="Shape 1821" draw:style-name="Mgr4" draw:text-style-name="MP4" draw:layer="layout" svg:width="0.326cm" svg:height="0.326cm" svg:x="22.152cm" svg:y="11.85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22" draw:style-name="Mgr4" draw:text-style-name="MP4" draw:layer="layout" svg:width="0.326cm" svg:height="0.326cm" svg:x="22.152cm" svg:y="12.25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23" draw:style-name="Mgr4" draw:text-style-name="MP4" draw:layer="layout" svg:width="0.326cm" svg:height="0.326cm" svg:x="22.152cm" svg:y="13.881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24" draw:style-name="Mgr4" draw:text-style-name="MP4" draw:layer="layout" svg:width="0.326cm" svg:height="0.326cm" svg:x="22.558cm" svg:y="0.08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25" draw:style-name="Mgr4" draw:text-style-name="MP4" draw:layer="layout" svg:width="0.326cm" svg:height="0.326cm" svg:x="22.558cm" svg:y="0.486cm">
          <text:p/>
          <draw:enhanced-geometry draw:mirror-horizontal="false" draw:mirror-vertical="false" svg:viewBox="0 0 4856 4856" draw:type="non-primitive" draw:enhanced-path="M 0 0 L 0 4856 4855 4856 4855 0 Z N"/>
        </draw:custom-shape>
        <draw:custom-shape draw:name="Shape 1826" draw:style-name="Mgr4" draw:text-style-name="MP4" draw:layer="layout" svg:width="0.326cm" svg:height="0.326cm" svg:x="22.558cm" svg:y="1.703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7" draw:style-name="Mgr4" draw:text-style-name="MP4" draw:layer="layout" svg:width="0.326cm" svg:height="0.326cm" svg:x="22.558cm" svg:y="2.51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8" draw:style-name="Mgr4" draw:text-style-name="MP4" draw:layer="layout" svg:width="0.326cm" svg:height="0.326cm" svg:x="22.558cm" svg:y="4.545cm">
          <text:p/>
          <draw:enhanced-geometry draw:mirror-horizontal="false" draw:mirror-vertical="false" svg:viewBox="0 0 4856 4856" draw:type="non-primitive" draw:enhanced-path="M 0 1 L 0 4856 4855 4856 4855 1 Z N"/>
        </draw:custom-shape>
        <draw:custom-shape draw:name="Shape 1829" draw:style-name="Mgr4" draw:text-style-name="MP4" draw:layer="layout" svg:width="0.326cm" svg:height="0.326cm" svg:x="22.558cm" svg:y="4.951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30" draw:style-name="Mgr4" draw:text-style-name="MP4" draw:layer="layout" svg:width="0.326cm" svg:height="0.326cm" svg:x="22.558cm" svg:y="9.416cm">
          <text:p/>
          <draw:enhanced-geometry draw:mirror-horizontal="false" draw:mirror-vertical="false" svg:viewBox="0 0 4856 4856" draw:type="non-primitive" draw:enhanced-path="M 0 0 L 0 4855 4855 4855 4855 0 Z N"/>
        </draw:custom-shape>
        <draw:custom-shape draw:name="Shape 1831" draw:style-name="Mgr4" draw:text-style-name="MP4" draw:layer="layout" svg:width="0.326cm" svg:height="0.326cm" svg:x="22.558cm" svg:y="10.228cm">
          <text:p/>
          <draw:enhanced-geometry draw:mirror-horizontal="false" draw:mirror-vertical="false" svg:viewBox="0 0 4856 4857" draw:type="non-primitive" draw:enhanced-path="M 0 1 L 0 4856 4855 4856 4855 1 Z N"/>
        </draw:custom-shape>
        <draw:custom-shape draw:name="Shape 1832" draw:style-name="Mgr4" draw:text-style-name="MP4" draw:layer="layout" svg:width="0.326cm" svg:height="0.326cm" svg:x="22.964cm" svg:y="0.08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3" draw:style-name="Mgr4" draw:text-style-name="MP4" draw:layer="layout" svg:width="0.326cm" svg:height="0.326cm" svg:x="22.964cm" svg:y="1.297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4" draw:style-name="Mgr4" draw:text-style-name="MP4" draw:layer="layout" svg:width="0.326cm" svg:height="0.326cm" svg:x="22.964cm" svg:y="5.763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5" draw:style-name="Mgr4" draw:text-style-name="MP4" draw:layer="layout" svg:width="0.326cm" svg:height="0.326cm" svg:x="22.964cm" svg:y="8.198cm">
          <text:p/>
          <draw:enhanced-geometry draw:mirror-horizontal="false" draw:mirror-vertical="false" svg:viewBox="0 0 4856 4856" draw:type="non-primitive" draw:enhanced-path="M 1 1 L 1 4856 4856 4856 4856 1 Z N"/>
        </draw:custom-shape>
        <draw:custom-shape draw:name="Shape 1836" draw:style-name="Mgr4" draw:text-style-name="MP4" draw:layer="layout" svg:width="0.326cm" svg:height="0.326cm" svg:x="22.964cm" svg:y="9.416cm">
          <text:p/>
          <draw:enhanced-geometry draw:mirror-horizontal="false" draw:mirror-vertical="false" svg:viewBox="0 0 4856 4856" draw:type="non-primitive" draw:enhanced-path="M 1 0 L 1 4855 4856 4855 4856 0 Z N"/>
        </draw:custom-shape>
        <draw:custom-shape draw:name="Shape 1837" draw:style-name="Mgr4" draw:text-style-name="MP4" draw:layer="layout" svg:width="0.326cm" svg:height="0.326cm" svg:x="23.37cm" svg:y="3.327cm">
          <text:p/>
          <draw:enhanced-geometry draw:mirror-horizontal="false" draw:mirror-vertical="false" svg:viewBox="0 0 4857 4856" draw:type="non-primitive" draw:enhanced-path="M 1 0 L 1 4856 4856 4856 4856 0 Z N"/>
        </draw:custom-shape>
        <draw:custom-shape draw:name="Shape 1838" draw:style-name="Mgr4" draw:text-style-name="MP4" draw:layer="layout" svg:width="0.326cm" svg:height="0.326cm" svg:x="23.37cm" svg:y="6.574cm">
          <text:p/>
          <draw:enhanced-geometry draw:mirror-horizontal="false" draw:mirror-vertical="false" svg:viewBox="0 0 4857 4857" draw:type="non-primitive" draw:enhanced-path="M 1 1 L 1 4856 4856 4856 4856 1 Z N"/>
        </draw:custom-shape>
        <draw:custom-shape draw:name="Shape 1839" draw:style-name="Mgr4" draw:text-style-name="MP4" draw:layer="layout" svg:width="0.326cm" svg:height="0.326cm" svg:x="24.182cm" svg:y="12.663cm">
          <text:p/>
          <draw:enhanced-geometry draw:mirror-horizontal="false" draw:mirror-vertical="false" svg:viewBox="0 0 4856 4856" draw:type="non-primitive" draw:enhanced-path="M 1 1 L 1 4856 4856 4856 4856 1 Z N"/>
        </draw:custom-shape>
      </draw:g>
      <draw:frame draw:name="Shape 1840" presentation:style-name="Mpr11" draw:text-style-name="MP7" draw:layer="backgroundobjects" svg:width="1.523cm" svg:height="1.092cm" svg:x="0.254cm" svg:y="13.11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6-13T09:26:59.78</dc:date>
    <dc:creator>Shadid Intisar Quasem</dc:creator>
    <meta:document-statistic meta:object-count="1140"/>
    <meta:generator>OpenOffice/4.1.5$Win32 OpenOffice.org_project/415m1$Build-9789</meta:generator>
  </office:meta>
</office:document-meta>
</file>